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Pictures/10000000000000200000002000309F1C.png" manifest:media-type="image/png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styles.xml" manifest:media-type="text/xml"/>
  <manifest:file-entry manifest:full-path="Object 3/" manifest:version="1.2" manifest:media-type="application/vnd.oasis.opendocument.graphics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/content.xml" manifest:media-type="text/xml"/>
  <manifest:file-entry manifest:full-path="Object 2/Pictures/10000000000000200000002000309F1C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iming" svg:font-family="Timing" style:font-adornments="Regular" style:font-family-generic="roman" style:font-pitch="fixed" style:font-charset="x-symbol"/>
    <style:font-face style:name="Arial" svg:font-family="Arial"/>
    <style:font-face style:name="Tahoma1" svg:font-family="Tahoma"/>
    <style:font-face style:name="Courier New1" svg:font-family="'Courier New'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Lucida Console" svg:font-family="'Lucida Console'" style:font-adornments="Bold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automatic-styles>
    <style:style style:name="Table1" style:family="table">
      <style:table-properties style:width="171.77mm" fo:margin-left="6.1mm" fo:margin-right="-0.07mm" table:align="margins"/>
    </style:style>
    <style:style style:name="Table1.A" style:family="table-column">
      <style:table-column-properties style:column-width="54.22mm" style:rel-column-width="20687*"/>
    </style:style>
    <style:style style:name="Table1.B" style:family="table-column">
      <style:table-column-properties style:column-width="117.55mm" style:rel-column-width="44848*"/>
    </style:style>
    <style:style style:name="Table2" style:family="table">
      <style:table-properties style:width="171.03mm" fo:margin-left="4.39mm" fo:margin-right="2.38mm" fo:margin-top="0mm" fo:margin-bottom="2.54mm" table:align="margins"/>
    </style:style>
    <style:style style:name="Table2.A" style:family="table-column">
      <style:table-column-properties style:column-width="13.79mm" style:rel-column-width="5285*"/>
    </style:style>
    <style:style style:name="Table2.B" style:family="table-column">
      <style:table-column-properties style:column-width="157.23mm" style:rel-column-width="60250*"/>
    </style:style>
    <style:style style:name="Table2.A1" style:family="table-cell">
      <style:table-cell-properties fo:padding-left="0mm" fo:padding-right="0mm" fo:padding-top="0mm" fo:padding-bottom="1.52mm" fo:border="none"/>
    </style:style>
    <style:style style:name="Table3" style:family="table">
      <style:table-properties style:width="173.48mm" fo:margin-left="4.39mm" fo:margin-right="-0.07mm" table:align="margins"/>
    </style:style>
    <style:style style:name="Table3.A" style:family="table-column">
      <style:table-column-properties style:column-width="50.46mm" style:rel-column-width="19064*"/>
    </style:style>
    <style:style style:name="Table3.B" style:family="table-column">
      <style:table-column-properties style:column-width="123.01mm" style:rel-column-width="46471*"/>
    </style:style>
    <style:style style:name="Table3.A1" style:family="table-cell">
      <style:table-cell-properties fo:padding-left="0mm" fo:padding-right="0mm" fo:padding-top="0mm" fo:padding-bottom="2.03mm" fo:border="none"/>
    </style:style>
    <style:style style:name="P1" style:family="paragraph" style:parent-style-name="Text_20_body" style:list-style-name="Hierarchical_20_-_20_1_2c__20_a_2c__20_i_2c__20_etc."/>
    <style:style style:name="P2" style:family="paragraph" style:parent-style-name="Text_20_body" style:list-style-name="Bullets_20_-_20_diamonds"/>
    <style:style style:name="T1" style:family="text">
      <style:text-properties style:font-name="Arial2" style:font-name-asian="Arial2" style:font-name-complex="Arial2"/>
    </style:style>
    <style:style style:name="T2" style:family="text">
      <style:text-properties style:font-name="Arial" style:font-name-asian="Arial Unicode MS" style:font-name-complex="Tahoma"/>
    </style:style>
    <style:style style:name="T3" style:family="text">
      <style:text-properties style:font-name-asian="Arial Unicode MS" style:font-name-complex="Tahoma"/>
    </style:style>
    <style:style style:name="T4" style:family="text">
      <style:text-properties style:text-position="super 58%"/>
    </style:style>
    <style:style style:name="T5" style:family="text">
      <style:text-properties officeooo:rsid="000c6447"/>
    </style:style>
    <style:style style:name="T6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aveform Generator</text:p>
      <text:p text:style-name="Subtitle"><text:a xlink:type="simple" xlink:href="mailto:someonesdad1@gmail.com">someonesdad1@gmail.com</text:a> <text:s/>7 Nov 2012</text:p>
      <text:p text:style-name="Text_20_body"/>
      <text:p text:style-name="Text_20_body"/>
      <text:p text:style-name="Text_20_body">In engineering and science, we sometimes need various sampled waveforms such as sine waves, square waves, triangle waves, etc. <text:s/>While these can be generated as needed with numpy functions, I've found it's handy to have a python module that uses numpy to create the needed waveforms as numpy arrays. <text:s/>These can then be used for plotting, experimentation, setting up an arbitrary waveform generator, etc.</text:p>
      <text:p text:style-name="Text_20_body">The relevant python module is called <text:span text:style-name="Code">waveform.py</text:span>. <text:s/>You can install it somewhere in your <text:span text:style-name="Code">PYTHONPATH</text:span> and you'll be able to use it. <text:s/>You'll also need to have numpy and scipy installed; if you want to plot the module's examples, you'll also need matplotlib.</text:p>
      <text:h text:style-name="Heading_20_1" text:outline-level="1">Overview of module</text:h>
      <text:p text:style-name="Text_20_body">The module contains the <text:span text:style-name="Code">Waveform</text:span> object which can be used to construct various waveforms. <text:s/>Here's an example of generating a sine wave and plotting it with matplotlib:</text:p>
      <text:p text:style-name="Code">from pylab import *</text:p>
      <text:p text:style-name="Code">from waveform import Waveform</text:p>
      <text:p text:style-name="Code">name, n = "sin", 100</text:p>
      <text:p text:style-name="Code">w = Waveform(name, n)</text:p>
      <text:p text:style-name="Code">x, y = w.xy() <text:s/># Get abscissas and ordinates</text:p>
      <text:p text:style-name="Code">plot(x, y, ".-")</text:p>
      <text:p text:style-name="Code">title("Waveform(%s, %d)" % (name, n))</text:p>
      <text:p text:style-name="Code">grid()</text:p>
      <text:p text:style-name="Code_20_end">show()</text:p>
      <text:p text:style-name="Text_20_body">The result is </text:p>
      <text:p text:style-name="Text_20_body"><draw:frame draw:style-name="fr1" draw:name="graphics1" text:anchor-type="paragraph" svg:x="25.4mm" svg:y="1.25mm" svg:width="127mm" svg:height="95.25mm" draw:z-index="0"><draw:image xlink:href="../pictures/waveform_sine.png" xlink:type="simple" xlink:show="embed" xlink:actuate="onLoad"/></draw:frame>The abscissas will be defined on [0, 1) and the ordinates are typically in the interval [-1, 1] for the internally-constructed waveforms. </text:p>
      <text:p text:style-name="Text_20_body"><text:soft-page-break/>Internally, the waveform is a numpy array defined to be one period an<text:span text:style-name="T5">d</text:span> have unity amplitude. <text:s/>You'd then use the attributes to change the characteristics of the waveform. <text:s/>These attributes are only applied when you request a numpy array of the data using the <text:span text:style-name="Code">xy()</text:span> or <text:span text:style-name="Code">__call__()</text:span> methods.</text:p>
      <text:p text:style-name="Text_20_body">Note that the last point of the waveform doesn't go to zero as you might expect. <text:s/>This is to allow these waveform arrays to be concatenated together to form longer periodic waveforms. <text:s/>If you do want the last point to be included, call the constructor as follows (<text:span text:style-name="Code">n</text:span> is the number of points and, here, must be an integer)</text:p>
      <text:p text:style-name="Code_20_end">Waveform("sin", n + (1 + eps)/n)</text:p>
      <text:p text:style-name="Text_20_body">where <text:span text:style-name="Code">eps</text:span> is a small number (<text:span text:style-name="Code">1e-10</text:span> might be a good choice) to handle occasional roundoff problems.</text:p>
      <text:p text:style-name="Text_20_body">Some of the features of the <text:span text:style-name="Code">Waveform</text:span> object are:</text:p>
      <text:list xml:id="list5891817922508796024" text:style-name="Hierarchical_20_-_20_1_2c__20_a_2c__20_i_2c__20_etc.">
        <text:list-item>
          <text:p text:style-name="P1">It's easy to create elementary waveforms. <text:s/>Currently, the built-in ones are: <text:s/><text:span text:style-name="Code">cosine, dc, halfsine, haversine, noise, pulse, ramp, semicircle, sine, square, triangle</text:span>.</text:p>
        </text:list-item>
        <text:list-item>
          <text:p text:style-name="P1">The module is easy to modify to let you define new types of waveforms.</text:p>
        </text:list-item>
        <text:list-item>
          <text:p text:style-name="P1"><text:span text:style-name="Code">Waveform</text:span> object attributes let you control various aspects of waveform creation.</text:p>
        </text:list-item>
        <text:list-item>
          <text:p text:style-name="P1">Scaling and adding a DC offset to a waveform is easy.</text:p>
        </text:list-item>
        <text:list-item>
          <text:p text:style-name="P1">Clipping and gating are also supported.</text:p>
        </text:list-item>
        <text:list-item>
          <text:p text:style-name="P1">Waveform objects can be added and subtracted to get composite waveforms by concatenation.</text:p>
        </text:list-item>
        <text:list-item>
          <text:p text:style-name="P1">Waveform objects can be multiplied together to simulate modulation [requires scipy].</text:p>
        </text:list-item>
        <text:list-item>
          <text:p text:style-name="P1">Waveform objects can be transformed by vectorized functions.</text:p>
        </text:list-item>
      </text:list>
      <text:h text:style-name="Heading_20_2" text:outline-level="2">The constructor</text:h>
      <text:p text:style-name="Text_20_body">You can construct a <text:span text:style-name="Code">Waveform</text:span> object with one of the following constructors:</text:p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Table_20_Contents"><text:span text:style-name="Code">Waveform(name, size)</text:span></text:p>
          </table:table-cell>
          <table:table-cell office:value-type="string">
            <text:p text:style-name="Reference">Makes one of the supported waveforms indicated by name with size points per period. <text:s/>It's straightforward to add support for new types of waveforms (modify the <text:span text:style-name="Code">_make</text:span> method).</text:p>
          </table:table-cell>
        </table:table-row>
        <table:table-row>
          <table:table-cell office:value-type="string">
            <text:p text:style-name="Table_20_Contents"><text:span text:style-name="Code">Waveform(iterable)</text:span></text:p>
          </table:table-cell>
          <table:table-cell office:value-type="string">
            <text:p text:style-name="Reference">The iterable must be convertible to a numpy array.</text:p>
          </table:table-cell>
        </table:table-row>
        <table:table-row>
          <table:table-cell office:value-type="string">
            <text:p text:style-name="Table_20_Contents"><text:span text:style-name="Code">Waveform(numpy_array)</text:span></text:p>
          </table:table-cell>
          <table:table-cell office:value-type="string">
            <text:p text:style-name="Reference">The numpy array will be flattened.</text:p>
          </table:table-cell>
        </table:table-row>
        <table:table-row>
          <table:table-cell office:value-type="string">
            <text:p text:style-name="Table_20_Contents"><text:span text:style-name="Code">Waveform(waveform_object)</text:span></text:p>
          </table:table-cell>
          <table:table-cell office:value-type="string">
            <text:p text:style-name="Reference">Creates a copy of an existing Waveform object. <text:s/></text:p>
          </table:table-cell>
        </table:table-row>
      </table:table>
      <text:p text:style-name="Text_20_body">Using a <text:span text:style-name="Code">name</text:span> in the constructor allows you to pick from waveforms like "<text:span text:style-name="Code">sine</text:span>", "<text:span text:style-name="Code">square</text:span>", "<text:span text:style-name="Code">triangle</text:span>", etc. <text:s/>See the <text:span text:style-name="Code">Waveform._names</text:span> array for the defined names.</text:p>
      <text:p text:style-name="Text_20_body">The waveform is considered to be defined on the interval [0, 1). <text:s/></text:p>
      <text:h text:style-name="Heading_20_2" text:outline-level="2">How it works</text:h>
      <text:p text:style-name="Text_20_body">The elementary waveforms are generated internally with simple numpy commands (see <text:span text:style-name="Code">Waveform._make()</text:span> for details). <text:s/></text:p>
      <text:p text:style-name="Text_20_body">The internally-defined functions have the advantage that you can change the number of points in the waveform at any time and the data points will be regenerated. <text:s/>In contrast, a waveform that was initialized with an iterable or numpy array aren't quite as flexible. These types of waveforms have the name "<text:span text:style-name="Code">unknown</text:span>" to distinguish them from the internally-defined ones. <text:s/>They can also be resized, but this requires scipy's interpolation library.</text:p>
      <text:p text:style-name="Text_20_body">For either type of waveforms, the data are stored in an internal array. <text:s/>This internal array is changed when:</text:p>
      <text:list xml:id="list1257380370986781838" text:style-name="Bullets_20_-_20_diamonds">
        <text:list-item>
          <text:p text:style-name="P2">The waveform is resized.</text:p>
        </text:list-item>
        <text:list-item>
          <text:p text:style-name="P2"><text:soft-page-break/>A transformation function is applied to the waveform using the <text:span text:style-name="Code">xfm</text:span> method.</text:p>
        </text:list-item>
        <text:list-item>
          <text:p text:style-name="P2">The <text:span text:style-name="Code">Waveform</text:span> object is multiplied by a constant or another <text:span text:style-name="Code">Waveform</text:span> object.</text:p>
        </text:list-item>
        <text:list-item>
          <text:p text:style-name="P2">A constant or another <text:span text:style-name="Code">Waveform</text:span> object is added to or subtracted from the <text:span text:style-name="Code">Waveform</text:span> object.</text:p>
        </text:list-item>
        <text:list-item>
          <text:p text:style-name="P2">The waveform has <text:span text:style-name="Code">periodize()</text:span> or <text:span text:style-name="Code">normalize()</text:span> called on it (<text:span text:style-name="Code">Waveform</text:span> object methods).</text:p>
        </text:list-item>
      </text:list>
      <text:p text:style-name="Text_20_body">The typical use of the <text:span text:style-name="Code">Waveform</text:span> object is to create the desired waveform, set the attributes to indicate how you want the waveform changed, then get a numpy array containing a specified number of periods representing that waveform.</text:p>
      <text:h text:style-name="Heading_20_1" text:outline-level="1">Attributes</text:h>
      <text:p text:style-name="Text_20_body">The internally-stored waveform is not changed by setting these values. <text:s/>It's only when the <text:span text:style-name="Code">Waveform</text:span> object outputs a numpy array representing the waveform that these attributes are applied. <text:s/>For example, suppose you defined a <text:span text:style-name="Code">Waveform</text:span> object to be a sine wave. <text:s/>Internally, the stored numpy array of the data (for now, call it <text:span text:style-name="Code">data</text:span>) ranges over the sine function's range for real arguments (i.e., the array's values lie in the interval [-1, 1]).</text:p>
      <text:p text:style-name="Text_20_body">When you request a numpy representation of the waveform through the <text:span text:style-name="Code">xy()</text:span> method, the following things happen:</text:p>
      <text:list xml:id="list143753902184354" text:continue-numbering="true" text:style-name="Bullets_20_-_20_diamonds">
        <text:list-item>
          <text:p text:style-name="P2">A copy <text:span text:style-name="Code">y</text:span> is made of the raw data.</text:p>
        </text:list-item>
        <text:list-item>
          <text:p text:style-name="P2"><text:span text:style-name="Code">y</text:span> is gated (see below).</text:p>
        </text:list-item>
        <text:list-item>
          <text:p text:style-name="P2"><text:span text:style-name="Code">y</text:span> is clipped (see below).</text:p>
        </text:list-item>
        <text:list-item>
          <text:p text:style-name="P2"><text:span text:style-name="Code">y</text:span> is transformed to <text:span text:style-name="Code">y*ampl + dc</text:span>.</text:p>
        </text:list-item>
        <text:list-item>
          <text:p text:style-name="P2">The requested number of periods of the waveform is returned. <text:s/></text:p>
        </text:list-item>
      </text:list>
      <text:p text:style-name="Text_20_body">In the following table of attributes, the default value of the attribute is shown in angle brackets, such as <text:span text:style-name="Attribute_20_default">&lt;0&gt;</text:span>. <text:s/>The <text:span text:style-name="Code">Waveform.reset()</text:span> method can be used to set these attributes back to their default values. <text:s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Code">ampl</text:span></text:p>
          </table:table-cell>
          <table:table-cell table:style-name="Table2.A1" office:value-type="string">
            <text:p text:style-name="Table_20_Contents">Setting the amplitude scales all of the points of the waveform by this value. <text:span text:style-name="Attribute_20_default">&lt;1&gt; </text:span></text:p>
          </table:table-cell>
        </table:table-row>
        <table:table-row>
          <table:table-cell table:style-name="Table2.A1" office:value-type="string">
            <text:p text:style-name="Table_20_Contents"><text:span text:style-name="Code">data</text:span></text:p>
          </table:table-cell>
          <table:table-cell table:style-name="Table2.A1" office:value-type="string">
            <text:p text:style-name="Table_20_Contents">Returns a numpy array representing one period of the waveform. <text:s/>This is a read-only attribute and is the raw data stored internally (i.e., not modified by the attributes).</text:p>
          </table:table-cell>
        </table:table-row>
        <table:table-row>
          <table:table-cell table:style-name="Table2.A1" office:value-type="string">
            <text:p text:style-name="Table_20_Contents"><text:span text:style-name="Code">dc</text:span></text:p>
          </table:table-cell>
          <table:table-cell table:style-name="Table2.A1" office:value-type="string">
            <text:p text:style-name="Table_20_Contents">Adds a constant to each point of the waveform. <text:s/>(The name comes from an electrical signal having a DC offset.) <text:span text:style-name="Attribute_20_default">&lt;0&gt;</text:span></text:p>
          </table:table-cell>
        </table:table-row>
        <table:table-row>
          <table:table-cell table:style-name="Table2.A1" office:value-type="string">
            <text:p text:style-name="Table_20_Contents"><text:span text:style-name="Code">duty</text:span></text:p>
          </table:table-cell>
          <table:table-cell table:style-name="Table2.A1" office:value-type="string">
            <text:p text:style-name="Table_20_Contents">Duty cycle for sine waves, cosine waves, triangle waves, square waves, pulses; this is the fraction of the period that the wave is positive or the pulse is nonzero. <text:s/>For sinusoids and triangle waves, the first derivative will be discontinuous if the duty cycle isn't 1/2. <text:span text:style-name="Attribute_20_default">&lt;0.5&gt;</text:span></text:p>
          </table:table-cell>
        </table:table-row>
        <table:table-row>
          <table:table-cell table:style-name="Table2.A1" office:value-type="string">
            <text:p text:style-name="Table_20_Contents"><text:span text:style-name="Code">gates</text:span></text:p>
          </table:table-cell>
          <table:table-cell table:style-name="Table2.A1" office:value-type="string">
            <text:p text:style-name="Table_20_Contents">Defines the gating intervals for the waveform. <text:s/>The value can be None or an iterable of pairs of numbers. <text:s/>This feature is used to set specified portions of the waveform to zero. <text:s/>See the section <text:span text:style-name="Section"><text:bookmark-ref text:reference-format="text" text:ref-name="__RefHeading__1403_670355573">Gating</text:bookmark-ref></text:span> <text:bookmark-ref text:reference-format="direction" text:ref-name="__RefHeading__1403_670355573">below</text:bookmark-ref> for more details. <text:s/>Fine control over the gating behavior is also affected by the <text:span text:style-name="Code">lge</text:span> and <text:span text:style-name="Code">rle</text:span> attributes. <text:span text:style-name="Attribute_20_default"><text:s/>&lt;None&gt;</text:span></text:p>
          </table:table-cell>
        </table:table-row>
        <table:table-row>
          <table:table-cell table:style-name="Table2.A1" office:value-type="string">
            <text:p text:style-name="Table_20_Contents"><text:span text:style-name="Code">kind</text:span></text:p>
          </table:table-cell>
          <table:table-cell table:style-name="Table2.A1" office:value-type="string">
            <text:p text:style-name="Table_20_Contents">Sets the type of interpolation to use (see the documentation for <text:span text:style-name="Code">scipy.interpolate.interp1d</text:span> for allowed values). <text:s/>This attribute is only used for resampling of waveforms of <text:span text:style-name="Code">unknown</text:span> type (i.e., changing the number of points in the waveform). <text:s/><text:span text:style-name="Attribute_20_default">&lt;"linear"&gt;</text:span></text:p>
          </table:table-cell>
        </table:table-row>
        <table:table-row>
          <table:table-cell table:style-name="Table2.A1" office:value-type="string">
            <text:p text:style-name="Table_20_Contents"><text:span text:style-name="Code">lge</text:span></text:p>
          </table:table-cell>
          <table:table-cell table:style-name="Table2.A1" office:value-type="string">
            <text:p text:style-name="Table_20_Contents">A Boolean used in gating to define the type of comparison at the left edge. <text:s/>If True, it is <text:span text:style-name="Code">&gt;=</text:span>; otherwise it is <text:span text:style-name="Code">&gt;</text:span>. <text:s/>For more details, see the <text:span text:style-name="Code">Waveform._gate()</text:span> method and the discussion of gating below. <text:s/><text:span text:style-name="Attribute_20_default">&lt;True&gt;</text:span></text:p>
          </table:table-cell>
        </table:table-row>
        <table:table-row>
          <table:table-cell table:style-name="Table2.A1" office:value-type="string">
            <text:p text:style-name="Table_20_Contents"><text:span text:style-name="Code">nclip</text:span></text:p>
          </table:table-cell>
          <table:table-cell table:style-name="Table2.A1" office:value-type="string">
            <text:p text:style-name="Table_20_Contents">Clips the lower portion of the waveform at a specified fraction of the "negative" amplitude. <text:s/><text:soft-page-break/>See the discussion on clipping below. <text:span text:style-name="Attribute_20_default"><text:s/>&lt;1&gt; </text:span></text:p>
          </table:table-cell>
        </table:table-row>
        <table:table-row>
          <table:table-cell table:style-name="Table2.A1" office:value-type="string">
            <text:p text:style-name="Table_20_Contents"><text:span text:style-name="Code">ndig</text:span></text:p>
          </table:table-cell>
          <table:table-cell table:style-name="Table2.A1" office:value-type="string">
            <text:p text:style-name="Table_20_Contents">Sets the number of significant digits to print in the <text:span text:style-name="Code">str()</text:span> and <text:span text:style-name="Code">repr()</text:span> representations for the floating point numbers (uses the <text:span text:style-name="Code">sig.py</text:span> module). <text:s/><text:span text:style-name="Attribute_20_default">&lt;3&gt;</text:span></text:p>
          </table:table-cell>
        </table:table-row>
        <table:table-row>
          <table:table-cell table:style-name="Table2.A1" office:value-type="string">
            <text:p text:style-name="Table_20_Contents"><text:span text:style-name="Code">pclip</text:span></text:p>
          </table:table-cell>
          <table:table-cell table:style-name="Table2.A1" office:value-type="string">
            <text:p text:style-name="Table_20_Contents">Clips the upper portion of the waveform at a specified fraction of the "positive" amplitude. <text:s/>See the discussion on clipping below. <text:span text:style-name="Attribute_20_default"><text:s/>&lt;1&gt;</text:span></text:p>
          </table:table-cell>
        </table:table-row>
        <table:table-row>
          <table:table-cell table:style-name="Table2.A1" office:value-type="string">
            <text:p text:style-name="Table_20_Contents"><text:span text:style-name="Code">rle</text:span></text:p>
          </table:table-cell>
          <table:table-cell table:style-name="Table2.A1" office:value-type="string">
            <text:p text:style-name="Table_20_Contents">A Boolean used in gating to define the type of comparison at the right edge. <text:s/>If true, it is <text:span text:style-name="Code">&lt;=</text:span>; otherwise it is <text:span text:style-name="Code">&lt;</text:span>. <text:s/>For more details, see the <text:span text:style-name="Code">Waveform._gate()</text:span> method and the discussion of gating below. <text:s/><text:span text:style-name="Attribute_20_default">&lt;True&gt;</text:span></text:p>
          </table:table-cell>
        </table:table-row>
        <table:table-row>
          <table:table-cell table:style-name="Table2.A1" office:value-type="string">
            <text:p text:style-name="Table_20_Contents"><text:span text:style-name="Code">size</text:span></text:p>
          </table:table-cell>
          <table:table-cell table:style-name="Table2.A1" office:value-type="string">
            <text:p text:style-name="Table_20_Contents">The number of points in the waveform. <text:s/>If you set this to a new value, the waveform is regenerated if it is not of the type "unknown"; for the latter case, it is done by using scipy's <text:span text:style-name="Code">interp1d</text:span> method (thus, you need to have scipy installed). <text:s/></text:p>
          </table:table-cell>
        </table:table-row>
        <table:table-row>
          <table:table-cell table:style-name="Table2.A1" office:value-type="string">
            <text:p text:style-name="Table_20_Contents"><text:span text:style-name="Code">x</text:span></text:p>
          </table:table-cell>
          <table:table-cell table:style-name="Table2.A1" office:value-type="string">
            <text:p text:style-name="Table_20_Contents">Returns a numpy array that represents the abscissas of the stored waveform. <text:s/>The values will be in the half-open interval <draw:frame draw:style-name="fr3" draw:name="Object1" text:anchor-type="as-char" svg:width="9.82mm" svg:height="4.32mm" draw:z-index="11"><draw:object xlink:href="./Object 1" xlink:type="simple" xlink:show="embed" xlink:actuate="onLoad"/><draw:image xlink:href="./ObjectReplacements/Object 1" xlink:type="simple" xlink:show="embed" xlink:actuate="onLoad"/></draw:frame>. <text:s/>Note the returned array is for one period; if you want more periods, use the <text:span text:style-name="Code">xy()</text:span> method.</text:p>
          </table:table-cell>
        </table:table-row>
        <table:table-row>
          <table:table-cell table:style-name="Table2.A1" office:value-type="string">
            <text:p text:style-name="Table_20_Contents"><text:span text:style-name="Code">y</text:span></text:p>
          </table:table-cell>
          <table:table-cell table:style-name="Table2.A1" office:value-type="string">
            <text:p text:style-name="Table_20_Contents">Returns a numpy array that represents the ordinates of the stored waveform. <text:s/>Note the returned array is for one period; if you want more periods, use the <text:span text:style-name="Code">xy()</text:span> method. </text:p>
          </table:table-cell>
        </table:table-row>
        <table:table-row>
          <table:table-cell table:style-name="Table2.A1" office:value-type="string">
            <text:p text:style-name="Table_20_Contents"><text:span text:style-name="Code">zero</text:span></text:p>
          </table:table-cell>
          <table:table-cell table:style-name="Table2.A1" office:value-type="string">
            <text:p text:style-name="Table_20_Contents">Can either be <text:span text:style-name="Code">None</text:span> or a tuple of numbers <text:span text:style-name="Code">(a, b)</text:span> where <text:span text:style-name="Code">a</text:span> <text:span text:style-name="T1">≤</text:span><text:span text:style-name="T2"> 0 and </text:span><text:span text:style-name="Code"><text:span text:style-name="T3">b</text:span></text:span><text:span text:style-name="T2"> </text:span><text:span text:style-name="T1">≥</text:span><text:span text:style-name="T2"> 0.</text:span> <text:s/>Negative numbers in the array that are between 0 and <text:span text:style-name="Code">a</text:span> are set to zero and positive numbers in the array that are between 0 and <text:span text:style-name="Code">b</text:span> are set to 0. <text:s/>This can help control small numbers caused by roundoff errors. <text:s/>If the value is <text:span text:style-name="Code">None</text:span>, no substitutions take place. <text:s/><text:line-break/><text:span text:style-name="Attribute_20_default">&lt;(-10</text:span><text:span text:style-name="Attribute_20_default"><text:span text:style-name="T4">-15</text:span></text:span><text:span text:style-name="Attribute_20_default">, 10</text:span><text:span text:style-name="Attribute_20_default"><text:span text:style-name="T4">-15</text:span></text:span><text:span text:style-name="Attribute_20_default">)&gt;</text:span></text:p>
          </table:table-cell>
        </table:table-row>
      </table:table>
      <text:p text:style-name="Text_20_body">Note that you can scale and generate an offset for a waveform in two ways. <text:s/>The first is using the attributes:</text:p>
      <text:p text:style-name="Code">w = Waveform("sin", 100)</text:p>
      <text:p text:style-name="Code">w.ampl = 4.5</text:p>
      <text:p text:style-name="Code">w.dc = 3</text:p>
      <text:p text:style-name="Code_20_end">x, y = w.xy()</text:p>
      <text:p text:style-name="Text_20_body">which generates a sine wave of 100 points with amplitude 4.5 and a DC offset of 3. <text:s/></text:p>
      <text:p text:style-name="Text_20_body">The second way doesn't change the Waveform object <text:span text:style-name="Code">w</text:span> (however, the new Waveform object <text:span text:style-name="Code">u</text:span> is of <text:span text:style-name="Code">unknown</text:span> type):</text:p>
      <text:p text:style-name="Code_20_end">u = w*a + b</text:p>
      <text:p text:style-name="Text_20_body">where <text:span text:style-name="Code">a</text:span> and <text:span text:style-name="Code">b</text:span> are floating point numbers.</text:p>
      <text:p text:style-name="Text_20_body">The <text:span text:style-name="Code">repr()</text:span> function can print the details of a <text:span text:style-name="Code">Waveform</text:span> object:</text:p>
      <text:p text:style-name="Code">w = Waveform("sin", 8)</text:p>
      <text:p text:style-name="Code_20_end">print(repr(w))</text:p>
      <text:p text:style-name="Text_20_body">results in</text:p>
      <text:p text:style-name="Code">Waveform(</text:p>
      <text:p text:style-name="Code">Attributes:</text:p>
      <text:p text:style-name="Code"><text:s text:c="2"/>ampl <text:s/>= 1</text:p>
      <text:p text:style-name="Code"><text:s text:c="2"/>data <text:s/>= [0.00, 0.707, 1.00, 0.707, 0.00, -0.707, -1.00, -0.707]</text:p>
      <text:p text:style-name="Code"><text:s text:c="2"/>dc <text:s text:c="3"/>= 0</text:p>
      <text:p text:style-name="Code"><text:s text:c="2"/>duty <text:s/>= 0.500</text:p>
      <text:p text:style-name="Code"><text:s text:c="2"/>gates = None</text:p>
      <text:p text:style-name="Code"><text:s text:c="2"/>kind <text:s/>= linear</text:p>
      <text:p text:style-name="Code"><text:s text:c="2"/>lge <text:s text:c="2"/>= True</text:p>
      <text:p text:style-name="Code"><text:s text:c="2"/>name <text:s/>= sine</text:p>
      <text:p text:style-name="Code"><text:s text:c="2"/>nclip = 1</text:p>
      <text:p text:style-name="Code"><text:s text:c="2"/>ndig <text:s/>= 3</text:p>
      <text:p text:style-name="Code"><text:s text:c="2"/>pclip = 1</text:p>
      <text:p text:style-name="Code"><text:s text:c="2"/>rle <text:s text:c="2"/>= True</text:p>
      <text:p text:style-name="Code"><text:s text:c="2"/>size <text:s/>= 8</text:p>
      <text:p text:style-name="Code"><text:soft-page-break/><text:s text:c="2"/>x <text:s text:c="4"/>= [0.00, 0.125, 0.250, 0.375, 0.500, 0.625, 0.750, 0.875]</text:p>
      <text:p text:style-name="Code"><text:s text:c="2"/>zero <text:s/>= (-1.00e-15, 1.00e-15)</text:p>
      <text:p text:style-name="Code_20_end">)</text:p>
      <text:p text:style-name="Text_20_body">For using the Waveform object in a console environment, I suggest using using the <text:span text:style-name="Code">pydoc</text:span> script that comes with your python distribution. <text:s/>This gives a concise summary of the Waveform object's behavior.</text:p>
      <text:h text:style-name="Heading_20_2" text:outline-level="2"><text:bookmark-start text:name="__RefHeading__1403_670355573"/>Gating<text:bookmark-end text:name="__RefHeading__1403_670355573"/></text:h>
      <text:p text:style-name="Text_20_body">Gating allows setting portions of the waveform to zero. <text:s/>The <text:span text:style-name="Code">gates</text:span> attribute is set to a sequence of pairs of numbers; these numbers must be in the interval [0, 1]. <text:s/>These pairs of numbers define an interval of the waveform where the waveform's points should be set to zero. <text:s/>Let's look at an example.</text:p>
      <text:p text:style-name="Text_20_body">Suppose the <text:span text:style-name="Code">gates</text:span> attribute is <text:span text:style-name="Code">[(0, 0.1), (0.5, 0.7)]</text:span>. <text:s/>These two intervals define the following function</text:p>
      <text:p text:style-name="Text_20_body"><draw:frame draw:style-name="fr4" draw:name="Object3" text:anchor-type="paragraph" svg:x="18.31mm" svg:y="-0.02mm" svg:width="141.13mm" svg:height="52.05mm" draw:z-index="1"><draw:object xlink:href="./Object 3" xlink:type="simple" xlink:show="embed" xlink:actuate="onLoad"/><draw:image xlink:href="./ObjectReplacements/Object 3" xlink:type="simple" xlink:show="embed" xlink:actuate="onLoad"/></draw:frame>This function is then multiplied by the waveform after converting it to an array of the same size as the data in the waveform.</text:p>
      <text:p text:style-name="Text_20_body">The <text:span text:style-name="Code">lge</text:span> attribute determines the method of comparison at the left edge of the interval. <text:s/>If it is <text:span text:style-name="Code">True</text:span>, then the comparison is <text:span text:style-name="Code">&gt;=</text:span>. <text:s/>This will include the left-hand border's point in the set to be zeroed. <text:s/>If <text:span text:style-name="Code">lge</text:span> is <text:span text:style-name="Code">False</text:span>, then the left-hand border's point is not included in the set to be zeroed. <text:s/>The <text:span text:style-name="Code">rle</text:span> attribute behaves analogously for the right-hand border.</text:p>
      <text:p text:style-name="Text_20_body">An example can help make this clearer. <text:s/>The following script demonstrates the behavior on an array of integers by using the <text:span text:style-name="Code">Waveform._gate()</text:span> function:</text:p>
      <text:p text:style-name="Code">import numpy as np</text:p>
      <text:p text:style-name="Code">from waveform import Waveform</text:p>
      <text:p text:style-name="Code">n = 20</text:p>
      <text:p text:style-name="Code">w = Waveform("sin", n)</text:p>
      <text:p text:style-name="Code">w.gates = [(1/8, 1/4), (7/8, 1)]</text:p>
      <text:p text:style-name="Code">print("gates = " + str(w.gates))</text:p>
      <text:p text:style-name="Code">print("lge = " + str(w.lge) + " rle = " + str(w.rle))</text:p>
      <text:p text:style-name="Code">print(np.array(range(n)))</text:p>
      <text:p text:style-name="Code">print(w._gate(np.array(range(n))))</text:p>
      <text:p text:style-name="Code">w.lge = False</text:p>
      <text:p text:style-name="Code">print("lge = " + str(w.lge) + " rle = " + str(w.rle))</text:p>
      <text:p text:style-name="Code">print(np.array(range(n)))</text:p>
      <text:p text:style-name="Code">print(w._gate(np.array(range(n))))</text:p>
      <text:p text:style-name="Code">w.lge = True</text:p>
      <text:p text:style-name="Code">w.rle = False</text:p>
      <text:p text:style-name="Code">print("lge = " + str(w.lge) + " rle = " + str(w.rle))</text:p>
      <text:p text:style-name="Code">print(np.array(range(n)))</text:p>
      <text:p text:style-name="Code">print(w._gate(np.array(range(n))))</text:p>
      <text:p text:style-name="Code">w.lge = False</text:p>
      <text:p text:style-name="Code">print("lge = " + str(w.lge) + " rle = " + str(w.rle))</text:p>
      <text:p text:style-name="Code">print(np.array(range(n)))</text:p>
      <text:p text:style-name="Code_20_end">print(w._gate(np.array(range(n))))</text:p>
      <text:p text:style-name="Text_20_body"><text:soft-page-break/>The output is</text:p>
      <text:p text:style-name="Code">gates = [(0.125, 0.25), (0.875, 1)]</text:p>
      <text:p text:style-name="Code">lge = True rle = True</text:p>
      <text:p text:style-name="Code">[ 0 <text:s/>1 <text:s/>2 <text:s/>3 <text:s/>4 <text:s/>5 <text:s/>6 <text:s/>7 <text:s/>8 <text:s/>9 10 11 12 13 14 15 16 17 18 19]</text:p>
      <text:p text:style-name="Code">[ 0 <text:s/>1 <text:s/><text:span text:style-name="Code_2c__20_important">0 <text:s/>0 <text:s/>0 <text:s/>0</text:span> <text:s/>6 <text:s/>7 <text:s/>8 <text:s/>9 10 11 12 13 14 15 16 <text:s/><text:span text:style-name="Code_2c__20_important">0 <text:s/>0 <text:s/>0</text:span>]</text:p>
      <text:p text:style-name="Code">lge = False rle = True</text:p>
      <text:p text:style-name="Code">[ 0 <text:s/>1 <text:s/>2 <text:s/>3 <text:s/>4 <text:s/>5 <text:s/>6 <text:s/>7 <text:s/>8 <text:s/>9 10 11 12 13 14 15 16 17 18 19]</text:p>
      <text:p text:style-name="Code">[ 0 <text:s/>1 <text:s/>2 <text:s/><text:span text:style-name="Code_2c__20_important">0 <text:s/>0 <text:s/>0</text:span> <text:s/>6 <text:s/>7 <text:s/>8 <text:s/>9 10 11 12 13 14 15 16 17 <text:s/><text:span text:style-name="Code_2c__20_important">0 <text:s/>0</text:span>]</text:p>
      <text:p text:style-name="Code">lge = True rle = False</text:p>
      <text:p text:style-name="Code">[ 0 <text:s/>1 <text:s/>2 <text:s/>3 <text:s/>4 <text:s/>5 <text:s/>6 <text:s/>7 <text:s/>8 <text:s/>9 10 11 12 13 14 15 16 17 18 19]</text:p>
      <text:p text:style-name="Code">[ 0 <text:s/>1 <text:s/><text:span text:style-name="Code_2c__20_important">0 <text:s/>0 <text:s/>0</text:span> <text:s/>5 <text:s/>6 <text:s/>7 <text:s/>8 <text:s/>9 10 11 12 13 14 15 16 <text:s/><text:span text:style-name="Code_2c__20_important">0 <text:s/>0 <text:s/>0</text:span>]</text:p>
      <text:p text:style-name="Code">lge = False rle = False</text:p>
      <text:p text:style-name="Code">[ 0 <text:s/>1 <text:s/>2 <text:s/>3 <text:s/>4 <text:s/>5 <text:s/>6 <text:s/>7 <text:s/>8 <text:s/>9 10 11 12 13 14 15 16 17 18 19]</text:p>
      <text:p text:style-name="Code_20_end">[ 0 <text:s/>1 <text:s/>2 <text:s/><text:span text:style-name="Code_2c__20_important">0 <text:s/>0</text:span> <text:s/>5 <text:s/>6 <text:s/>7 <text:s/>8 <text:s/>9 10 11 12 13 14 15 16 17 <text:s/><text:span text:style-name="Code_2c__20_important">0 <text:s/>0</text:span>]</text:p>
      <text:p text:style-name="Text_20_body">The red numbers show where the gating was applied.</text:p>
      <text:p text:style-name="Text_20_body">Here's a gated sine wave that's produced when <text:span text:style-name="Code">waveform.py</text:span> is run as a script:</text:p>
      <text:h text:style-name="Heading_20_2" text:outline-level="2"><draw:frame draw:style-name="fr2" draw:name="graphics2" text:anchor-type="paragraph" svg:width="127mm" svg:height="95.25mm" draw:z-index="2"><draw:image xlink:href="../pictures/waveform_gated.png" xlink:type="simple" xlink:show="embed" xlink:actuate="onLoad"/></draw:frame>Clipping</text:h>
      <text:p text:style-name="Text_20_body">The two attributes <text:span text:style-name="Code">pclip</text:span> and <text:span text:style-name="Code">nclip</text:span> determine the clipping levels. <text:s/>These levels are defined with respect to the mean of the waveform. <text:s/>Let the mean of the waveform <text:span text:style-name="Code">y</text:span> be <text:span text:style-name="Code">ybar</text:span>. <text:s/>Then if <text:span text:style-name="Code">pclip</text:span> is not 1, the portions of the waveform larger than <text:span text:style-name="Code">ybar</text:span> are clipped to lie within <text:span text:style-name="Code">ybar + pclip*ymax</text:span> where <text:span text:style-name="Code">ymax</text:span> is the largest value of <text:span text:style-name="Code">y</text:span>. <text:s/>if n<text:span text:style-name="Code">clip</text:span> is not 1, the portions of the waveform smaller than <text:span text:style-name="Code">ybar</text:span> are clipped to lie within <text:span text:style-name="Code">ybar - nclip*ymin</text:span> where <text:span text:style-name="Code">ymin</text:span> is the smallest value of <text:span text:style-name="Code">y</text:span>. <text:s/></text:p>
      <text:p text:style-name="Text_20_body">Here's an example script:</text:p>
      <text:p text:style-name="Code">from waveform import Waveform</text:p>
      <text:p text:style-name="Code">n = 100</text:p>
      <text:p text:style-name="Code">w = n*Waveform("sin", n)</text:p>
      <text:p text:style-name="Code">x, y = w.xy()</text:p>
      <text:p text:style-name="Code">print("Unclipped:")</text:p>
      <text:p text:style-name="Code">print(str(y.astype(int)))</text:p>
      <text:p text:style-name="Code"># Now clip the waveform</text:p>
      <text:p text:style-name="Code">w.pclip = 0.9</text:p>
      <text:p text:style-name="Code">w.nclip = 0.75</text:p>
      <text:p text:style-name="Code">x, y = w.xy()</text:p>
      <text:p text:style-name="Code"><text:soft-page-break/>print("\nClipped:")</text:p>
      <text:p text:style-name="Code_20_end">print(str(y.astype(int)))</text:p>
      <text:p text:style-name="Text_20_body">Here are the results:</text:p>
      <text:p text:style-name="Code">Unclipped:</text:p>
      <text:p text:style-name="Code">[ <text:s text:c="2"/>0 <text:s text:c="3"/>6 <text:s text:c="2"/>12 <text:s text:c="2"/>18 <text:s text:c="2"/>24 <text:s text:c="2"/>30 <text:s text:c="2"/>36 <text:s text:c="2"/>42 <text:s text:c="2"/>48 <text:s text:c="2"/>53 <text:s text:c="2"/>58 <text:s text:c="2"/>63 <text:s text:c="2"/>68 <text:s text:c="2"/>72 <text:s text:c="2"/>77</text:p>
      <text:p text:style-name="Code"><text:s text:c="3"/>80 <text:s text:c="2"/>84 <text:s text:c="2"/>87 <text:s text:c="2"/>90 <text:s text:c="2"/>92 <text:s text:c="2"/>95 <text:s text:c="2"/>96 <text:s text:c="2"/>98 <text:s text:c="2"/>99 <text:s text:c="2"/>99 <text:s/>100 <text:s text:c="2"/>99 <text:s text:c="2"/>99 <text:s text:c="2"/>98 <text:s text:c="2"/>96</text:p>
      <text:p text:style-name="Code"><text:s text:c="3"/>95 <text:s text:c="2"/>92 <text:s text:c="2"/>90 <text:s text:c="2"/>87 <text:s text:c="2"/>84 <text:s text:c="2"/>80 <text:s text:c="2"/>77 <text:s text:c="2"/>72 <text:s text:c="2"/>68 <text:s text:c="2"/>63 <text:s text:c="2"/>58 <text:s text:c="2"/>53 <text:s text:c="2"/>48 <text:s text:c="2"/>42 <text:s text:c="2"/>36</text:p>
      <text:p text:style-name="Code"><text:s text:c="3"/>30 <text:s text:c="2"/>24 <text:s text:c="2"/>18 <text:s text:c="2"/>12 <text:s text:c="3"/>6 <text:s text:c="3"/>0 <text:s text:c="2"/>-6 <text:s/>-12 <text:s/>-18 <text:s/>-24 <text:s/>-30 <text:s/>-36 <text:s/>-42 <text:s/>-48 <text:s/>-53</text:p>
      <text:p text:style-name="Code"><text:s text:c="2"/>-58 <text:s/>-63 <text:s/>-68 <text:s/>-72 <text:s/>-77 <text:s/>-80 <text:s/>-84 <text:s/>-87 <text:s/>-90 <text:s/>-92 <text:s/>-95 <text:s/>-96 <text:s/>-98 <text:s/>-99 <text:s/>-99</text:p>
      <text:p text:style-name="Code"><text:s/>-100 <text:s/>-99 <text:s/>-99 <text:s/>-98 <text:s/>-96 <text:s/>-95 <text:s/>-92 <text:s/>-90 <text:s/>-87 <text:s/>-84 <text:s/>-80 <text:s/>-77 <text:s/>-72 <text:s/>-68 <text:s/>-63</text:p>
      <text:p text:style-name="Code"><text:s text:c="2"/>-58 <text:s/>-53 <text:s/>-48 <text:s/>-42 <text:s/>-36 <text:s/>-30 <text:s/>-24 <text:s/>-18 <text:s/>-12 <text:s text:c="2"/>-6]</text:p>
      <text:p text:style-name="Code"/>
      <text:p text:style-name="Code">Clipped:</text:p>
      <text:p text:style-name="Code">[ <text:s/>0 <text:s text:c="2"/>6 <text:s/>12 <text:s/>18 <text:s/>24 <text:s/>30 <text:s/>36 <text:s/>42 <text:s/>48 <text:s/>53 <text:s/>58 <text:s/>63 <text:s/>68 <text:s/>72 <text:s/>77 <text:s/>80 <text:s/>84 <text:s/>87</text:p>
      <text:p text:style-name="Code"><text:s text:c="2"/>90 <text:s/>90 <text:s/>90 <text:s/>90 <text:s/>90 <text:s/>90 <text:s/>90 <text:s/>90 <text:s/>90 <text:s/>90 <text:s/>90 <text:s/>90 <text:s/>90 <text:s/>90 <text:s/>90 <text:s/>87 <text:s/>84 <text:s/>80</text:p>
      <text:p text:style-name="Code"><text:s text:c="2"/>77 <text:s/>72 <text:s/>68 <text:s/>63 <text:s/>58 <text:s/>53 <text:s/>48 <text:s/>42 <text:s/>36 <text:s/>30 <text:s/>24 <text:s/>18 <text:s/>12 <text:s text:c="2"/>6 <text:s text:c="2"/>0 <text:s/>-6 -12 -18</text:p>
      <text:p text:style-name="Code"><text:s/>-24 -30 -36 -42 -48 -53 -58 -63 -68 -72 -75 -75 -75 -75 -75 -75 -75 -75</text:p>
      <text:p text:style-name="Code"><text:s/>-75 -75 -75 -75 -75 -75 -75 -75 -75 -75 -75 -75 -75 -75 -75 -72 -68 -63</text:p>
      <text:p text:style-name="Code_20_end"><text:s/>-58 -53 -48 -42 -36 -30 -24 -18 -12 <text:s/>-6]</text:p>
      <text:p text:style-name="Text_20_body">Here's a clipped sine wave that's produced when <text:span text:style-name="Code">waveform.py</text:span> is run as a script: </text:p>
      <text:h text:style-name="Heading_20_2" text:outline-level="2"><draw:frame draw:style-name="fr2" draw:name="graphics3" text:anchor-type="paragraph" svg:width="127mm" svg:height="95.25mm" draw:z-index="3"><draw:image xlink:href="../pictures/waveform_clipping.png" xlink:type="simple" xlink:show="embed" xlink:actuate="onLoad"/></draw:frame>Resampling</text:h>
      <text:p text:style-name="Text_20_body">When you set the <text:span text:style-name="Code">size</text:span> attribute and the waveform type is <text:span text:style-name="Code">unknown</text:span>, the new waveform's data points need to be calculated from the old waveform's data points. <text:s/>This contrasts to the built-in waveform types where they are just reconstructed via the <text:span text:style-name="Code">_make()</text:span> method.</text:p>
      <text:p text:style-name="Text_20_body">This changing the number of data points is called resampling. <text:s/>There are many ways of doing this task, but I chose to use scipy's <text:span text:style-name="Code">interp1d</text:span> interpolation function because it is so easy to use. <text:s/>The default is to use linear interpolation, which should be adequate for most tasks. <text:s/></text:p>
      <text:h text:style-name="Heading_20_1" text:outline-level="1">Method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Code">__call__(num_periods)</text:span></text:p>
          </table:table-cell>
          <table:table-cell table:style-name="Table3.A1" office:value-type="string">
            <text:p text:style-name="Table_20_Contents">Calling the Waveform object with a number returns a numpy array of <text:soft-page-break/>that number of periods. <text:s/><text:span text:style-name="Code">num_periods</text:span> defaults to 1.</text:p>
          </table:table-cell>
        </table:table-row>
        <table:table-row>
          <table:table-cell table:style-name="Table3.A1" office:value-type="string">
            <text:p text:style-name="Table_20_Contents"><text:span text:style-name="Code">normalize()</text:span></text:p>
          </table:table-cell>
          <table:table-cell table:style-name="Table3.A1" office:value-type="string">
            <text:p text:style-name="Table_20_Contents">Scales each point in the waveform such that the maximum absolute value is unity. The waveform type will become <text:span text:style-name="Code">unknown</text:span>.</text:p>
          </table:table-cell>
        </table:table-row>
        <table:table-row>
          <table:table-cell table:style-name="Table3.A1" office:value-type="string">
            <text:p text:style-name="Table_20_Contents"><text:span text:style-name="Code">periodize(num_periods)</text:span></text:p>
          </table:table-cell>
          <table:table-cell table:style-name="Table3.A1" office:value-type="string">
            <text:p text:style-name="Table_20_Contents">Replace the waveform by <text:span text:style-name="Code">num_periods</text:span> of the waveform. <text:s/>Thus, the new size will be <text:span text:style-name="Code">int(num_periods*old_size)</text:span>. <text:s/>The waveform type will become <text:span text:style-name="Code">unknown</text:span>, as it can't be resampled except by interpolation.</text:p>
          </table:table-cell>
        </table:table-row>
        <table:table-row>
          <table:table-cell table:style-name="Table3.A1" office:value-type="string">
            <text:p text:style-name="Table_20_Contents"><text:span text:style-name="Code">reset()</text:span></text:p>
          </table:table-cell>
          <table:table-cell table:style-name="Table3.A1" office:value-type="string">
            <text:p text:style-name="Table_20_Contents">Reset all attributes to their default values.</text:p>
          </table:table-cell>
        </table:table-row>
        <table:table-row>
          <table:table-cell table:style-name="Table3.A1" office:value-type="string">
            <text:p text:style-name="Table_20_Contents"><text:span text:style-name="Code">xfm(f, *args, **kw)</text:span></text:p>
          </table:table-cell>
          <table:table-cell table:style-name="Table3.A1" office:value-type="string">
            <text:p text:style-name="Table_20_Contents">Apply a function <text:span text:style-name="Code">f</text:span> to the data in the array to transform the data. <text:s/><text:span text:style-name="Code">f</text:span> is a univariate function that can operate on a numpy array; if <text:span text:style-name="Code">args</text:span> is not empty, then these arguments are appended. <text:s/><text:span text:style-name="Code">kw</text:span> contains any keyword arguments that must be passed to <text:span text:style-name="Code">f</text:span>. The waveform type will become <text:span text:style-name="Code">unknown</text:span>.</text:p>
          </table:table-cell>
        </table:table-row>
        <table:table-row>
          <table:table-cell table:style-name="Table3.A1" office:value-type="string">
            <text:p text:style-name="Table_20_Contents"><text:span text:style-name="Code">xy(num_periods)</text:span></text:p>
          </table:table-cell>
          <table:table-cell table:style-name="Table3.A1" office:value-type="string">
            <text:p text:style-name="Table_20_Contents">Returns a tuple (x, y) of the abscissas and ordinates of the waveform for the stated number of periods. <text:s/>This method would typically be used to get the data for plotting the waveform. <text:s/>Note <text:span text:style-name="Code">x</text:span>'s values will be on <draw:frame draw:style-name="fr3" draw:name="Object4" text:anchor-type="as-char" svg:width="9.82mm" svg:height="4.32mm" draw:z-index="10"><draw:object xlink:href="./Object 4" xlink:type="simple" xlink:show="embed" xlink:actuate="onLoad"/><draw:image xlink:href="./ObjectReplacements/Object 4" xlink:type="simple" xlink:show="embed" xlink:actuate="onLoad"/></draw:frame>. <text:s/><text:span text:style-name="Code">num_periods</text:span> defaults to 1.</text:p>
          </table:table-cell>
        </table:table-row>
      </table:table>
      <text:h text:style-name="Heading_20_1" text:outline-level="1">Defining new waveforms</text:h>
      <text:p text:style-name="Text_20_body">To add another waveform type, the <text:span text:style-name="Code">Waveform._make()</text:span> method should be modified appropriately. <text:s/>The existing definitions will be examples. <text:s/>The primary task is to assign the waveform's data points to the <text:span text:style-name="Code">self._data</text:span> attribute.</text:p>
      <text:p text:style-name="Text_20_body">You also need to assign a unique name to the waveform and put it in the <text:span text:style-name="Code">Waveform._names</text:span> array.</text:p>
      <text:h text:style-name="Heading_20_1" text:outline-level="1">Examples</text:h>
      <text:h text:style-name="Heading_20_2" text:outline-level="2">Simulated SCR waveform</text:h>
      <text:p text:style-name="Code">from pylab import *</text:p>
      <text:p text:style-name="Code">from waveform import Waveform</text:p>
      <text:p text:style-name="Code">w = Waveform("halfsine", 100)</text:p>
      <text:p text:style-name="Code">w.gates = [(0, 0.25)]</text:p>
      <text:p text:style-name="Code">x, y = (w - w).xy(2)</text:p>
      <text:p text:style-name="Code">plot(x, y, ".-")</text:p>
      <text:p text:style-name="Code">title("Simulated SCR Waveform")</text:p>
      <text:p text:style-name="Code">grid()</text:p>
      <text:p text:style-name="Code_20_end">show()</text:p>
      <text:p text:style-name="Text_20_body">generates the following plot:</text:p>
      <text:p text:style-name="Text_20_body"><draw:frame draw:style-name="fr2" draw:name="graphics4" text:anchor-type="paragraph" svg:width="127mm" svg:height="95.25mm" draw:z-index="4"><draw:image xlink:href="../pictures/waveform_scr.png" xlink:type="simple" xlink:show="embed" xlink:actuate="onLoad"/></draw:frame><text:soft-page-break/>Remember that <text:span text:style-name="Code">w - w</text:span> in the code means concatenation after inverting the second waveform (otherwise you might think it was a subtraction that should result in all zeros).</text:p>
      <text:h text:style-name="Heading_20_2" text:outline-level="2">Trapezoidal waveform</text:h>
      <text:p text:style-name="Text_20_body">Suppose we wanted to create a bipolar trapezoidal waveform with one half period as follows:</text:p>
      <text:p text:style-name="Text_20_body"><draw:frame draw:style-name="fr4" draw:name="Object2" text:anchor-type="paragraph" svg:x="18.33mm" svg:y="-0.09mm" svg:width="141.08mm" svg:height="34.85mm" draw:z-index="5"><draw:object xlink:href="./Object 2" xlink:type="simple" xlink:show="embed" xlink:actuate="onLoad"/><draw:image xlink:href="./ObjectReplacements/Object 2" xlink:type="simple" xlink:show="embed" xlink:actuate="onLoad"/></draw:frame>This is straightforward once we decide on the number of waveform points we want in the interval from 0 to 1. <text:s/>Suppose we want 100 points. <text:s/>Then the following code will generate the waveform:</text:p>
      <text:p text:style-name="Code">from pylab import *</text:p>
      <text:p text:style-name="Code">from waveform import Waveform</text:p>
      <text:p text:style-name="Code">w1 = Waveform("ramp", 100)</text:p>
      <text:p text:style-name="Code">w2 = Waveform("dc", 2*100) + 1</text:p>
      <text:p text:style-name="Code">w3 = -Waveform("ramp", 3*100) + 1</text:p>
      <text:p text:style-name="Code">w4 = Waveform("dc", 100)</text:p>
      <text:p text:style-name="Code">w = w1 + w2 + w3 + w4</text:p>
      <text:p text:style-name="Code">x, y = (w - w).xy()</text:p>
      <text:p text:style-name="Code">plot(x, y)</text:p>
      <text:p text:style-name="Code">title("Trapezoidal Waveform")</text:p>
      <text:p text:style-name="Code">grid()</text:p>
      <text:p text:style-name="Code">a = 1.05</text:p>
      <text:p text:style-name="Code">ylim(-a, a)</text:p>
      <text:p text:style-name="Code_20_end">show()</text:p>
      <text:p text:style-name="Text_20_body">which results in</text:p>
      <text:h text:style-name="Heading_20_2" text:outline-level="2"><draw:frame draw:style-name="fr2" draw:name="graphics5" text:anchor-type="paragraph" svg:width="127mm" svg:height="95.25mm" draw:z-index="6"><draw:image xlink:href="../pictures/waveform_trapezoid.png" xlink:type="simple" xlink:show="embed" xlink:actuate="onLoad"/></draw:frame><text:soft-page-break/>Staircase waveform</text:h>
      <text:p text:style-name="Code">from pylab import *</text:p>
      <text:p text:style-name="Code">from waveform import Waveform</text:p>
      <text:p text:style-name="Code"/>
      <text:p text:style-name="Code">n, steps = 20, 8</text:p>
      <text:p text:style-name="Code">w = Waveform("dc", n)</text:p>
      <text:p text:style-name="Code">for i in range(1, steps + 1):</text:p>
      <text:p text:style-name="Code"><text:s text:c="4"/>w += Waveform("dc", n) + i</text:p>
      <text:p text:style-name="Code">w.normalize()</text:p>
      <text:p text:style-name="Code">x, y = w.xy()</text:p>
      <text:p text:style-name="Code">plot(x, y)</text:p>
      <text:p text:style-name="Code">title("Staircase Waveform")</text:p>
      <text:p text:style-name="Code">grid()</text:p>
      <text:p text:style-name="Code">a = 0.05</text:p>
      <text:p text:style-name="Code">ylim(-a, 1 + a)</text:p>
      <text:p text:style-name="Code_20_end">show()</text:p>
      <text:p text:style-name="Text_20_body">results in</text:p>
      <text:h text:style-name="Heading_20_2" text:outline-level="2"><draw:frame draw:style-name="fr2" draw:name="graphics6" text:anchor-type="paragraph" svg:width="127mm" svg:height="95.25mm" draw:z-index="7"><draw:image xlink:href="../pictures/waveform_staircase.png" xlink:type="simple" xlink:show="embed" xlink:actuate="onLoad"/></draw:frame><text:soft-page-break/>Modulation by multiplication</text:h>
      <text:p text:style-name="Code">from pylab import *</text:p>
      <text:p text:style-name="Code">from waveform import Waveform</text:p>
      <text:p text:style-name="Code"/>
      <text:p text:style-name="Code">n = 100</text:p>
      <text:p text:style-name="Code">w = Waveform("sin", n)</text:p>
      <text:p text:style-name="Code">w1 = Waveform(w)</text:p>
      <text:p text:style-name="Code">w1.xfm(abs)</text:p>
      <text:p text:style-name="Code">w = Waveform(w(10))</text:p>
      <text:p text:style-name="Code">x, y = (w*w1).xy()</text:p>
      <text:p text:style-name="Code">plot(x, y, "-")</text:p>
      <text:p text:style-name="Code">title("Sine modulated by abs(sine)")</text:p>
      <text:p text:style-name="Code">grid()</text:p>
      <text:p text:style-name="Code_20_end">show()</text:p>
      <text:p text:style-name="Text_20_body">results in</text:p>
      <text:h text:style-name="Heading_20_2" text:outline-level="2"><draw:frame draw:style-name="fr2" draw:name="graphics7" text:anchor-type="paragraph" svg:width="127mm" svg:height="95.25mm" draw:z-index="8"><draw:image xlink:href="../pictures/waveform_modulation.png" xlink:type="simple" xlink:show="embed" xlink:actuate="onLoad"/></draw:frame><text:soft-page-break/>"MW" waveform</text:h>
      <text:p text:style-name="Text_20_body">You'll understand the name once you see the plot... <text:s/>This shows a simple transformation of a sine wave by the use of the absolute value:</text:p>
      <text:p text:style-name="Code">from pylab import *</text:p>
      <text:p text:style-name="Code">from waveform import Waveform</text:p>
      <text:p text:style-name="Code">n = 100</text:p>
      <text:p text:style-name="Code">w = Waveform("sin", n)</text:p>
      <text:p text:style-name="Code">w.xfm(abs)</text:p>
      <text:p text:style-name="Code">x, y = (w - w).xy()</text:p>
      <text:p text:style-name="Code">plot(x, y)</text:p>
      <text:p text:style-name="Code">title('"MW" Waveform (two sine humps')</text:p>
      <text:p text:style-name="Code">grid()</text:p>
      <text:p text:style-name="Code_20_end">show()</text:p>
      <text:p text:style-name="Text_20_body"><draw:frame draw:style-name="fr2" draw:name="graphics8" text:anchor-type="paragraph" svg:width="127mm" svg:height="95.25mm" draw:z-index="9"><draw:image xlink:href="../pictures/waveform_mw.png" xlink:type="simple" xlink:show="embed" xlink:actuate="onLoad"/></draw:frame><text:soft-page-break/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Timing" svg:font-family="Timing" style:font-adornments="Regular" style:font-family-generic="roman" style:font-pitch="fixed" style:font-charset="x-symbol"/>
    <style:font-face style:name="Arial" svg:font-family="Arial"/>
    <style:font-face style:name="Tahoma1" svg:font-family="Tahoma"/>
    <style:font-face style:name="Courier New1" svg:font-family="'Courier New'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Lucida Console" svg:font-family="'Lucida Console'" style:font-adornments="Bold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Arial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5.08mm" fo:margin-right="0mm" fo:text-indent="0mm" style:auto-text-indent="false"/>
      <style:text-properties fo:font-size="11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5.08mm" fo:margin-right="0mm" fo:margin-top="0mm" fo:margin-bottom="2.03mm" style:contextual-spacing="false" fo:text-indent="0mm" style:auto-text-indent="false"/>
      <style:text-properties fo:font-size="11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style:contextual-spacing="false" fo:text-align="center" style:justify-single-word="false" text:number-lines="false" text:line-number="0"/>
      <style:text-properties style:font-name="Arial" fo:font-family="Arial" fo:font-size="10pt" fo:font-style="italic" fo:font-weight="bold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0mm" fo:margin-bottom="2.03mm" style:contextual-spacing="false" fo:text-indent="0mm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Marginalia" style:family="paragraph" style:parent-style-name="Text_20_body" style:class="text">
      <style:paragraph-properties fo:margin-left="40.01mm" fo:margin-right="0mm" fo:text-indent="0m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5.08mm" fo:margin-bottom="2.03mm" style:contextual-spacing="false" fo:text-align="center" style:justify-single-word="false" fo:text-indent="0mm" style:auto-text-indent="false" fo:background-color="#e6e6e6">
        <style:background-image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27mm" fo:margin-right="0mm" fo:margin-top="0mm" fo:margin-bottom="1.27mm" style:contextual-spacing="false" fo:text-indent="0mm" style:auto-text-indent="false"/>
      <style:text-properties fo:font-size="13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2.54mm" fo:margin-right="0mm" fo:margin-top="1.27mm" fo:margin-bottom="1.27mm" style:contextual-spacing="false" fo:text-indent="0mm" style:auto-text-indent="false" fo:background-color="transparent" style:shadow="none">
        <style:background-image/>
      </style:paragraph-properties>
      <style:text-properties fo:font-size="12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3.81mm" fo:margin-right="0mm" fo:margin-top="1.27mm" fo:margin-bottom="1.27mm" style:contextual-spacing="false" fo:text-indent="0mm" style:auto-text-indent="false"/>
      <style:text-properties fo:font-size="11pt" style:text-underline-style="solid" style:text-underline-width="auto" style:text-underline-color="font-color" fo:font-weight="bold" style:font-size-asian="85%" style:font-weight-asian="bold" style:font-size-complex="8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8.9mm" style:type="center"/>
          <style:tab-stop style:position="177.8mm" style:type="right"/>
        </style:tab-stops>
      </style:paragraph-properties>
      <style:text-properties fo:font-size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11pt"/>
    </style:style>
    <style:style style:name="Table_20_Contents" style:display-name="Table Contents" style:family="paragraph" style:parent-style-name="Standard" style:class="extra" style:master-page-name="">
      <style:paragraph-properties fo:margin-left="0mm" fo:margin-right="0mm" fo:text-indent="0mm" style:auto-text-indent="false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margin-top="0mm" fo:margin-bottom="2.03mm" style:contextual-spacing="false" fo:text-align="center" style:justify-single-word="false"/>
      <style:text-properties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mm" fo:margin-bottom="0.51mm" style:contextual-spacing="false" fo:text-align="center" style:justify-single-word="false"/>
      <style:text-properties fo:font-size="11pt" fo:font-style="normal" fo:font-weight="normal" style:font-size-asian="14pt" style:font-style-asian="italic" style:font-size-complex="14pt" style:font-style-complex="italic"/>
    </style:style>
    <style:style style:name="xx" style:family="paragraph" style:parent-style-name="Text_20_body" style:next-style-name="Text_20_body" style:class="text">
      <style:paragraph-properties fo:background-color="#ffffcc">
        <style:background-image/>
      </style:paragraph-properties>
    </style:style>
    <style:style style:name="Code" style:family="paragraph" style:parent-style-name="Standard" style:class="text" style:master-page-name="">
      <style:paragraph-properties fo:margin-left="7.62mm" fo:margin-right="0mm" fo:text-indent="0mm" style:auto-text-indent="false" style:page-number="auto"/>
      <style:text-properties fo:color="#00538d" style:font-name="Lucida Console" fo:font-family="'Lucida Console'" style:font-style-name="Bold" style:font-family-generic="modern" style:font-pitch="fixed" fo:font-size="10pt" fo:font-weight="normal"/>
    </style:style>
    <style:style style:name="Equation" style:family="paragraph" style:parent-style-name="Text_20_body" style:class="text">
      <style:paragraph-properties fo:text-align="center" style:justify-single-word="false"/>
    </style:style>
    <style:style style:name="Timing" style:family="paragraph" style:parent-style-name="Standard" style:class="text">
      <style:text-properties style:font-name="Timing" fo:font-family="Timing" style:font-style-name="Regular" style:font-family-generic="roman" style:font-pitch="fixed" style:font-charset="x-symbol"/>
    </style:style>
    <style:style style:name="Code_20_end" style:display-name="Code end" style:family="paragraph" style:parent-style-name="Code">
      <style:paragraph-properties fo:margin-top="0mm" fo:margin-bottom="2.03mm" style:contextual-spacing="false"/>
    </style:style>
    <style:style style:name="Where" style:family="paragraph" style:parent-style-name="Text_20_body" style:class="text">
      <style:paragraph-properties fo:margin-left="12.51mm" fo:margin-right="0mm" fo:margin-top="0mm" fo:margin-bottom="0mm" style:contextual-spacing="false" fo:text-indent="0mm" style:auto-text-indent="false" fo:background-color="transparent">
        <style:background-image/>
      </style:paragraph-properties>
    </style:style>
    <style:style style:name="Where_20_end" style:display-name="Where end" style:family="paragraph" style:parent-style-name="Where" style:next-style-name="Text_20_body" style:class="text">
      <style:paragraph-properties fo:margin-top="0mm" fo:margin-bottom="2.03mm" style:contextual-spacing="false" fo:background-color="transparent">
        <style:background-image/>
      </style:paragraph-properties>
    </style:style>
    <style:style style:name="Comment" style:family="paragraph" style:parent-style-name="Code">
      <style:text-properties fo:color="#800000"/>
    </style:style>
    <style:style style:name="Reference" style:family="paragraph" style:parent-style-name="Text_20_body">
      <style:paragraph-properties fo:margin-left="5.08mm" fo:margin-right="0mm" fo:text-indent="0mm" style:auto-text-indent="false">
        <style:tab-stops/>
      </style:paragraph-properties>
    </style:style>
    <style:style style:name="Code_2c__20_important" style:display-name="Code, important" style:family="paragraph" style:parent-style-name="Code_20_end">
      <style:paragraph-properties fo:margin-top="0mm" fo:margin-bottom="0mm" style:contextual-spacing="false"/>
      <style:text-properties fo:color="#d63247"/>
    </style:style>
    <style:style style:name="Default_20_Paragraph_20_Font" style:display-name="Default Paragraph Font" style:family="text"/>
    <style:style style:name="TT" style:family="text" style:parent-style-name="Default_20_Paragraph_20_Font">
      <style:text-properties style:font-name="Courier New1" fo:font-family="'Courier New'" style:font-family-generic="modern" fo:font-size="11pt" style:font-size-asian="11pt"/>
    </style:style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fo:color="#800000" style:font-name="Courier New" fo:font-family="'Courier New'" style:font-family-generic="modern" style:font-pitch="fixed" fo:font-size="11pt" fo:background-color="transparent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Timing" style:family="text">
      <style:text-properties style:font-name="Timing" fo:font-family="Timing" style:font-style-name="Regular" style:font-family-generic="roman" style:font-pitch="fixed" style:font-charset="x-symbol" fo:font-size="11pt"/>
    </style:style>
    <style:style style:name="Code" style:family="text">
      <style:text-properties fo:color="#00538d" style:font-name="Lucida Console" fo:font-family="'Lucida Console'" style:font-style-name="Bold" style:font-family-generic="modern" style:font-pitch="fixed" fo:font-size="10pt" fo:language="zxx" fo:country="none" fo:font-weight="normal" fo:background-color="transparent"/>
    </style:style>
    <style:style style:name="Important" style:family="text">
      <style:text-properties fo:font-size="11pt" fo:font-weight="bold"/>
    </style:style>
    <style:style style:name="Important_20_-_20_red" style:display-name="Important - red" style:family="text" style:parent-style-name="Important">
      <style:text-properties fo:color="#ff0000"/>
    </style:style>
    <style:style style:name="Important_20_-_20_blue" style:display-name="Important - blue" style:family="text" style:parent-style-name="Important">
      <style:text-properties fo:color="#0066cc"/>
    </style:style>
    <style:style style:name="Important_20_-_20_green" style:display-name="Important - green" style:family="text" style:parent-style-name="Important">
      <style:text-properties fo:color="#008000"/>
    </style:style>
    <style:style style:name="Important_20_-_20_bordeaux" style:display-name="Important - bordeaux" style:family="text" style:parent-style-name="Important">
      <style:text-properties fo:color="#993366"/>
    </style:style>
    <style:style style:name="Line_20_number" style:display-name="Line number" style:family="text" style:parent-style-name="Code">
      <style:text-properties fo:color="#008000"/>
    </style:style>
    <style:style style:name="Book_20_title" style:display-name="Book title" style:family="text" style:parent-style-name="Emphasis">
      <style:text-properties fo:font-size="11pt"/>
    </style:style>
    <style:style style:name="Keyword" style:family="text" style:parent-style-name="Important_20_-_20_blue">
      <style:text-properties fo:color="#008080"/>
    </style:style>
    <style:style style:name="Section" style:family="text" style:parent-style-name="Important"/>
    <style:style style:name="Article_20_title" style:display-name="Article title" style:family="text" style:parent-style-name="Book_20_title"/>
    <style:style style:name="Code_2c__20_important" style:display-name="Code, important" style:family="text" style:parent-style-name="Code">
      <style:text-properties fo:color="#b80047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ttribute_20_default" style:display-name="Attribute default" style:family="text" style:parent-style-name="Important_20_-_20_bordeaux">
      <style:text-properties fo:color="#800080" fo:font-size="11pt" fo:font-weight="bold"/>
    </style:style>
    <style:style style:name="Frame" style:family="graphic">
      <style:graphic-properties text:anchor-type="paragraph" svg:x="0mm" svg:y="0mm" fo:margin-left="1.02mm" fo:margin-right="1.02mm" fo:margin-top="1.02mm" fo:margin-bottom="1.02m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fo:padding="1.5mm" fo:border="0.06pt solid #000000">
        <style:background-image/>
      </style:graphic-properties>
    </style:style>
    <style:style style:name="Graphics" style:family="graphic">
      <style:graphic-properties text:anchor-type="paragraph" svg:x="0mm" svg:y="0mm" fo:margin-top="0mm" fo:margin-bottom="2.54mm" style:wrap="none" style:vertical-pos="top" style:vertical-rel="paragraph" style:horizontal-pos="center" style:horizontal-rel="paragraph" fo:background-color="transparent" style:background-transparency="100%">
        <style:background-image/>
        <style:columns fo:column-count="1" fo:column-gap="0mm"/>
      </style:graphic-properties>
    </style:style>
    <style:style style:name="OLE" style:family="graphic">
      <style:graphic-properties text:anchor-type="paragraph" svg:x="0mm" svg:y="0mm" fo:margin-top="0mm" fo:margin-bottom="2.54m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middle" style:vertical-rel="text" fo:background-color="transparent" style:background-transparency="100%" style:shadow="none" draw:shadow-opacity="100%">
        <style:background-image/>
        <style:columns fo:column-count="1" fo:column-gap="0mm"/>
      </style:graphic-properties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mm" fo:margin-left="1.02mm" fo:margin-right="1.02mm" style:protect="size position" style:wrap="parallel" style:number-wrapped-paragraphs="no-limit" style:wrap-contour="false" style:vertical-pos="top" style:vertical-rel="baseline"/>
    </style:style>
    <style:style style:name="Dimension_2c__20_mm_2c__20_1_20_place" style:display-name="Dimension, mm, 1 place" style:family="graphic" style:parent-style-name="Dimension_2c__20_mm"/>
    <style:style style:name="Dimension_2c__20_mm_2c__20_0_20_places" style:display-name="Dimension, mm, 0 places" style:family="graphic" style:parent-style-name="Dimension_2c__20_mm"/>
    <style:style style:name="Dimension_2c__20_inches_2c__20_3_20_places" style:display-name="Dimension, inches, 3 places" style:family="graphic" style:parent-style-name="Dimension_2c__20_inches"/>
    <style:style style:name="Dimension_2c__20_inches_2c__20_1_20_place" style:display-name="Dimension, inches, 1 place" style:family="graphic" style:parent-style-name="Dimension_2c__20_inches"/>
    <style:style style:name="Dimension_2c__20_inches_2c__20_0_20_places" style:display-name="Dimension, inches, 0 places" style:family="graphic" style:parent-style-name="Dimension_2c__20_inches"/>
    <style:style style:name="Dimension_2c__20_mm" style:display-name="Dimension, mm" style:family="graphic" style:parent-style-name="Dimension"/>
    <style:style style:name="Dimension_2c__20_inches" style:display-name="Dimension, inches" style:family="graphic" style:parent-style-name="Dimension"/>
    <style:style style:name="Dimension" style:family="graphic" style:parent-style-name="Default_20_custom"/>
    <style:style style:name="Object_2c__20_filled_2c__20_light_20_yellow" style:display-name="Object, filled, light yellow" style:family="graphic" style:parent-style-name="Object_2c__20_filled"/>
    <style:style style:name="Object_2c__20_filled" style:display-name="Object, filled" style:family="graphic" style:parent-style-name="Object"/>
    <style:style style:name="Object" style:family="graphic" style:parent-style-name="Default_20_custom"/>
    <style:style style:name="Major_20_object_2c__20_filled_2c__20_light_20_yellow" style:display-name="Major object, filled, light yellow" style:family="graphic" style:parent-style-name="Major_20_object_2c__20_filled"/>
    <style:style style:name="Major_20_object_2c__20_filled" style:display-name="Major object, filled" style:family="graphic" style:parent-style-name="Major_20_object"/>
    <style:style style:name="Major_20_object" style:display-name="Major object" style:family="graphic" style:parent-style-name="Default_20_custom"/>
    <style:style style:name="Default_20_custom" style:display-name="Default custom" style:family="graphic" style:parent-style-name="standard"/>
    <style:style style:name="Line_20_for_20_dimensioning_20_to" style:display-name="Line for dimensioning to" style:family="graphic" style:parent-style-name="Default_20_custom"/>
    <style:style style:name="Double_20_arrow" style:display-name="Double arrow" style:family="graphic" style:parent-style-name="Default_20_custom"/>
    <style:style style:name="Arrow_2c__20_begin" style:display-name="Arrow, begin" style:family="graphic" style:parent-style-name="Default_20_custom"/>
    <style:style style:name="Arrow_2c__20_end" style:display-name="Arrow, end" style:family="graphic" style:parent-style-name="Default_20_custom"/>
    <style:style style:name="measure" style:family="graphic" style:parent-style-name="standard"/>
    <style:style style:name="headline2" style:family="graphic" style:parent-style-name="standard"/>
    <style:style style:name="headline1" style:family="graphic" style:parent-style-name="standard"/>
    <style:style style:name="headline" style:family="graphic" style:parent-style-name="standard"/>
    <style:style style:name="title2" style:family="graphic" style:parent-style-name="standard"/>
    <style:style style:name="title1" style:family="graphic" style:parent-style-name="standard"/>
    <style:style style:name="title" style:family="graphic" style:parent-style-name="standard"/>
    <style:style style:name="textbodyindent" style:family="graphic" style:parent-style-name="standard"/>
    <style:style style:name="textbodyjustfied" style:family="graphic" style:parent-style-name="standard"/>
    <style:style style:name="textbody" style:family="graphic" style:parent-style-name="standard"/>
    <style:style style:name="text" style:family="graphic" style:parent-style-name="standard"/>
    <style:style style:name="objectwithoutfill" style:family="graphic" style:parent-style-name="standard"/>
    <style:style style:name="objectwithshadow" style:family="graphic" style:parent-style-name="standard"/>
    <style:style style:name="objectwitharrow" style:family="graphic" style:parent-style-name="standard"/>
    <style:style style:name="standard" style:family="graphic">
      <style:graphic-properties fo:padding-left="2.5mm" fo:padding-right="2.5mm" fo:padding-top="1.25mm" fo:padding-bottom="1.25mm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4.99mm"/>
      </text:list-level-style-number>
      <text:list-level-style-number text:level="2" text:style-name="Numbering_20_Symbols" style:num-suffix="." style:num-format="1">
        <style:list-level-properties text:space-before="5.01mm" text:min-label-width="4.99mm"/>
      </text:list-level-style-number>
      <text:list-level-style-number text:level="3" text:style-name="Numbering_20_Symbols" style:num-suffix="." style:num-format="1">
        <style:list-level-properties text:space-before="10mm" text:min-label-width="4.99mm"/>
      </text:list-level-style-number>
      <text:list-level-style-number text:level="4" text:style-name="Numbering_20_Symbols" style:num-suffix="." style:num-format="1">
        <style:list-level-properties text:space-before="15.01mm" text:min-label-width="4.99mm"/>
      </text:list-level-style-number>
      <text:list-level-style-number text:level="5" text:style-name="Numbering_20_Symbols" style:num-suffix="." style:num-format="1">
        <style:list-level-properties text:space-before="20mm" text:min-label-width="4.99mm"/>
      </text:list-level-style-number>
      <text:list-level-style-number text:level="6" text:style-name="Numbering_20_Symbols" style:num-suffix="." style:num-format="1">
        <style:list-level-properties text:space-before="25.01mm" text:min-label-width="4.99mm"/>
      </text:list-level-style-number>
      <text:list-level-style-number text:level="7" text:style-name="Numbering_20_Symbols" style:num-suffix="." style:num-format="1">
        <style:list-level-properties text:space-before="30.01mm" text:min-label-width="4.99mm"/>
      </text:list-level-style-number>
      <text:list-level-style-number text:level="8" text:style-name="Numbering_20_Symbols" style:num-suffix="." style:num-format="1">
        <style:list-level-properties text:space-before="35.02mm" text:min-label-width="4.99mm"/>
      </text:list-level-style-number>
      <text:list-level-style-number text:level="9" text:style-name="Numbering_20_Symbols" style:num-suffix="." style:num-format="1">
        <style:list-level-properties text:space-before="40.01mm" text:min-label-width="4.99mm"/>
      </text:list-level-style-number>
      <text:list-level-style-number text:level="10" text:style-name="Numbering_20_Symbols" style:num-suffix="." style:num-format="1">
        <style:list-level-properties text:space-before="45.02mm" text:min-label-width="4.99m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4.99mm"/>
      </text:list-level-style-number>
      <text:list-level-style-number text:level="2" text:style-name="Numbering_20_Symbols" style:num-format="1" text:start-value="2">
        <style:list-level-properties text:space-before="4.99mm" text:min-label-width="4.99mm"/>
      </text:list-level-style-number>
      <text:list-level-style-number text:level="3" text:style-name="Numbering_20_Symbols" style:num-format="1" text:start-value="3">
        <style:list-level-properties text:space-before="9.98mm" text:min-label-width="10mm"/>
      </text:list-level-style-number>
      <text:list-level-style-number text:level="4" text:style-name="Numbering_20_Symbols" style:num-format="1" text:start-value="4">
        <style:list-level-properties text:space-before="19.98mm" text:min-label-width="12.51mm"/>
      </text:list-level-style-number>
      <text:list-level-style-number text:level="5" text:style-name="Numbering_20_Symbols" style:num-format="1" text:start-value="5">
        <style:list-level-properties text:space-before="32.49mm" text:min-label-width="14.99mm"/>
      </text:list-level-style-number>
      <text:list-level-style-number text:level="6" text:style-name="Numbering_20_Symbols" style:num-format="1" text:start-value="6">
        <style:list-level-properties text:space-before="47.48mm" text:min-label-width="18.01mm"/>
      </text:list-level-style-number>
      <text:list-level-style-number text:level="7" text:style-name="Numbering_20_Symbols" style:num-format="1" text:start-value="7">
        <style:list-level-properties text:space-before="65.49mm" text:min-label-width="23mm"/>
      </text:list-level-style-number>
      <text:list-level-style-number text:level="8" text:style-name="Numbering_20_Symbols" style:num-format="1" text:start-value="8">
        <style:list-level-properties text:space-before="88.49mm" text:min-label-width="26mm"/>
      </text:list-level-style-number>
      <text:list-level-style-number text:level="9" text:style-name="Numbering_20_Symbols" style:num-format="1" text:start-value="9">
        <style:list-level-properties text:space-before="114.49mm" text:min-label-width="28.01mm"/>
      </text:list-level-style-number>
      <text:list-level-style-number text:level="10" text:style-name="Numbering_20_Symbols" style:num-format="1" text:start-value="10">
        <style:list-level-properties text:space-before="142.5mm" text:min-label-width="31.01m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0mm"/>
      </text:list-level-style-number>
      <text:list-level-style-number text:level="2" text:style-name="Numbering_20_Symbols" style:num-format="1" text:start-value="2">
        <style:list-level-properties text:space-before="30.01mm" text:min-label-width="30mm"/>
      </text:list-level-style-number>
      <text:list-level-style-number text:level="3" text:style-name="Numbering_20_Symbols" style:num-format="1" text:start-value="3">
        <style:list-level-properties text:space-before="60.01mm" text:min-label-width="30mm"/>
      </text:list-level-style-number>
      <text:list-level-style-number text:level="4" text:style-name="Numbering_20_Symbols" style:num-format="1" text:start-value="4">
        <style:list-level-properties text:space-before="90.02mm" text:min-label-width="30mm"/>
      </text:list-level-style-number>
      <text:list-level-style-number text:level="5" text:style-name="Numbering_20_Symbols" style:num-format="1" text:start-value="5">
        <style:list-level-properties text:space-before="120.02mm" text:min-label-width="30mm"/>
      </text:list-level-style-number>
      <text:list-level-style-number text:level="6" text:style-name="Numbering_20_Symbols" style:num-format="1" text:start-value="6">
        <style:list-level-properties text:space-before="150.02mm" text:min-label-width="30mm"/>
      </text:list-level-style-number>
      <text:list-level-style-number text:level="7" text:style-name="Numbering_20_Symbols" style:num-format="1" text:start-value="7">
        <style:list-level-properties text:space-before="180.03mm" text:min-label-width="30mm"/>
      </text:list-level-style-number>
      <text:list-level-style-number text:level="8" text:style-name="Numbering_20_Symbols" style:num-format="1" text:start-value="8">
        <style:list-level-properties text:space-before="210.03mm" text:min-label-width="30mm"/>
      </text:list-level-style-number>
      <text:list-level-style-number text:level="9" text:style-name="Numbering_20_Symbols" style:num-format="1" text:start-value="9">
        <style:list-level-properties text:space-before="240.03mm" text:min-label-width="30mm"/>
      </text:list-level-style-number>
      <text:list-level-style-number text:level="10" text:style-name="Numbering_20_Symbols" style:num-format="1" text:start-value="10">
        <style:list-level-properties text:space-before="270.04mm" text:min-label-width="30m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4.99mm"/>
      </text:list-level-style-number>
      <text:list-level-style-number text:level="2" text:style-name="Numbering_20_Symbols" style:num-suffix="." style:num-format="I" text:start-value="2">
        <style:list-level-properties text:space-before="5.01mm" text:min-label-width="4.99mm"/>
      </text:list-level-style-number>
      <text:list-level-style-number text:level="3" text:style-name="Numbering_20_Symbols" style:num-suffix="." style:num-format="I" text:start-value="3">
        <style:list-level-properties text:space-before="10mm" text:min-label-width="4.99mm"/>
      </text:list-level-style-number>
      <text:list-level-style-number text:level="4" text:style-name="Numbering_20_Symbols" style:num-suffix="." style:num-format="I" text:start-value="4">
        <style:list-level-properties text:space-before="15.01mm" text:min-label-width="4.99mm"/>
      </text:list-level-style-number>
      <text:list-level-style-number text:level="5" text:style-name="Numbering_20_Symbols" style:num-suffix="." style:num-format="I" text:start-value="5">
        <style:list-level-properties text:space-before="20mm" text:min-label-width="4.99mm"/>
      </text:list-level-style-number>
      <text:list-level-style-number text:level="6" text:style-name="Numbering_20_Symbols" style:num-suffix="." style:num-format="I" text:start-value="6">
        <style:list-level-properties text:space-before="25.01mm" text:min-label-width="4.99mm"/>
      </text:list-level-style-number>
      <text:list-level-style-number text:level="7" text:style-name="Numbering_20_Symbols" style:num-suffix="." style:num-format="I" text:start-value="7">
        <style:list-level-properties text:space-before="30.01mm" text:min-label-width="4.99mm"/>
      </text:list-level-style-number>
      <text:list-level-style-number text:level="8" text:style-name="Numbering_20_Symbols" style:num-suffix="." style:num-format="I" text:start-value="8">
        <style:list-level-properties text:space-before="35.02mm" text:min-label-width="4.99mm"/>
      </text:list-level-style-number>
      <text:list-level-style-number text:level="9" text:style-name="Numbering_20_Symbols" style:num-suffix="." style:num-format="I" text:start-value="9">
        <style:list-level-properties text:space-before="40.01mm" text:min-label-width="4.99mm"/>
      </text:list-level-style-number>
      <text:list-level-style-number text:level="10" text:style-name="Numbering_20_Symbols" style:num-suffix="." style:num-format="I" text:start-value="10">
        <style:list-level-properties text:space-before="45.02mm" text:min-label-width="4.99m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4mm"/>
      </text:list-level-style-number>
      <text:list-level-style-number text:level="2" text:style-name="Numbering_20_Symbols" style:num-suffix="." style:num-format="1" text:start-value="2" text:display-levels="2">
        <style:list-level-properties text:space-before="4.5mm" text:min-label-width="6.51mm"/>
      </text:list-level-style-number>
      <text:list-level-style-number text:level="3" text:style-name="Numbering_20_Symbols" style:num-suffix=")" style:num-format="a" text:start-value="3">
        <style:list-level-properties text:space-before="11mm" text:min-label-width="4.5mm"/>
      </text:list-level-style-number>
      <text:list-level-style-bullet text:level="4" text:style-name="Numbering_20_Symbols" text:bullet-char="•">
        <style:list-level-properties text:space-before="16.05mm" text:min-label-width="3.95mm"/>
        <style:text-properties style:font-name="StarSymbol"/>
      </text:list-level-style-bullet>
      <text:list-level-style-bullet text:level="5" text:style-name="Numbering_20_Symbols" text:bullet-char="•">
        <style:list-level-properties text:space-before="20mm" text:min-label-width="3.95mm"/>
        <style:text-properties style:font-name="StarSymbol"/>
      </text:list-level-style-bullet>
      <text:list-level-style-bullet text:level="6" text:style-name="Numbering_20_Symbols" text:bullet-char="•">
        <style:list-level-properties text:space-before="23.95mm" text:min-label-width="3.95mm"/>
        <style:text-properties style:font-name="StarSymbol"/>
      </text:list-level-style-bullet>
      <text:list-level-style-bullet text:level="7" text:style-name="Numbering_20_Symbols" text:bullet-char="•">
        <style:list-level-properties text:space-before="27.91mm" text:min-label-width="3.95mm"/>
        <style:text-properties style:font-name="StarSymbol"/>
      </text:list-level-style-bullet>
      <text:list-level-style-bullet text:level="8" text:style-name="Numbering_20_Symbols" text:bullet-char="•">
        <style:list-level-properties text:space-before="31.86mm" text:min-label-width="3.95mm"/>
        <style:text-properties style:font-name="StarSymbol"/>
      </text:list-level-style-bullet>
      <text:list-level-style-bullet text:level="9" text:style-name="Numbering_20_Symbols" text:bullet-char="•">
        <style:list-level-properties text:space-before="35.81mm" text:min-label-width="3.95mm"/>
        <style:text-properties style:font-name="StarSymbol"/>
      </text:list-level-style-bullet>
      <text:list-level-style-bullet text:level="10" text:style-name="Numbering_20_Symbols" text:bullet-char="•">
        <style:list-level-properties text:space-before="39.76mm" text:min-label-width="3.95m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4mm"/>
        <style:text-properties style:font-name="StarSymbol"/>
      </text:list-level-style-bullet>
      <text:list-level-style-bullet text:level="2" text:style-name="Numbering_20_Symbols" text:bullet-char="•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•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•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•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•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•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•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•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•">
        <style:list-level-properties text:space-before="36.01mm" text:min-label-width="4m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3mm"/>
        <style:text-properties style:font-name="StarSymbol"/>
      </text:list-level-style-bullet>
      <text:list-level-style-bullet text:level="2" text:style-name="Numbering_20_Symbols" text:bullet-char="–">
        <style:list-level-properties text:space-before="3mm" text:min-label-width="3mm"/>
        <style:text-properties style:font-name="StarSymbol"/>
      </text:list-level-style-bullet>
      <text:list-level-style-bullet text:level="3" text:style-name="Numbering_20_Symbols" text:bullet-char="–">
        <style:list-level-properties text:space-before="6mm" text:min-label-width="3mm"/>
        <style:text-properties style:font-name="StarSymbol"/>
      </text:list-level-style-bullet>
      <text:list-level-style-bullet text:level="4" text:style-name="Numbering_20_Symbols" text:bullet-char="–">
        <style:list-level-properties text:space-before="8.99mm" text:min-label-width="3mm"/>
        <style:text-properties style:font-name="StarSymbol"/>
      </text:list-level-style-bullet>
      <text:list-level-style-bullet text:level="5" text:style-name="Numbering_20_Symbols" text:bullet-char="–">
        <style:list-level-properties text:space-before="11.99mm" text:min-label-width="3mm"/>
        <style:text-properties style:font-name="StarSymbol"/>
      </text:list-level-style-bullet>
      <text:list-level-style-bullet text:level="6" text:style-name="Numbering_20_Symbols" text:bullet-char="–">
        <style:list-level-properties text:space-before="14.99mm" text:min-label-width="3mm"/>
        <style:text-properties style:font-name="StarSymbol"/>
      </text:list-level-style-bullet>
      <text:list-level-style-bullet text:level="7" text:style-name="Numbering_20_Symbols" text:bullet-char="–">
        <style:list-level-properties text:space-before="18.01mm" text:min-label-width="3mm"/>
        <style:text-properties style:font-name="StarSymbol"/>
      </text:list-level-style-bullet>
      <text:list-level-style-bullet text:level="8" text:style-name="Numbering_20_Symbols" text:bullet-char="–">
        <style:list-level-properties text:space-before="21.01mm" text:min-label-width="3mm"/>
        <style:text-properties style:font-name="StarSymbol"/>
      </text:list-level-style-bullet>
      <text:list-level-style-bullet text:level="9" text:style-name="Numbering_20_Symbols" text:bullet-char="–">
        <style:list-level-properties text:space-before="24.01mm" text:min-label-width="3mm"/>
        <style:text-properties style:font-name="StarSymbol"/>
      </text:list-level-style-bullet>
      <text:list-level-style-bullet text:level="10" text:style-name="Numbering_20_Symbols" text:bullet-char="–">
        <style:list-level-properties text:space-before="27mm" text:min-label-width="3m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2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3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4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5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6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7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8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9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10" text:style-name="Numbering_20_Symbols" text:bullet-char="□">
        <style:list-level-properties text:space-before="3.95mm" text:min-label-width="3.95m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4mm"/>
        <style:text-properties style:font-name="StarSymbol"/>
      </text:list-level-style-bullet>
      <text:list-level-style-bullet text:level="2" text:style-name="Numbering_20_Symbols" text:bullet-char="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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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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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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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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">
        <style:list-level-properties text:space-before="36.01mm" text:min-label-width="4m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4mm"/>
        <style:text-properties style:font-name="StarSymbol"/>
      </text:list-level-style-bullet>
      <text:list-level-style-bullet text:level="2" text:style-name="Numbering_20_Symbols" text:bullet-char="✗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✗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✗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✗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✗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✗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✗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✗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✗">
        <style:list-level-properties text:space-before="36.01mm" text:min-label-width="4mm"/>
        <style:text-properties style:font-name="StarSymbol"/>
      </text:list-level-style-bullet>
    </text:list-style>
    <text:list-style style:name="Hierarchical_20_-_20_separate_20_numbers" style:display-name="Hierarchical - separate numbers">
      <text:list-level-style-number text:level="1" style:num-suffix="." style:num-format="1">
        <style:list-level-properties text:space-before="6.35mm"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Hierarchical_20_-_20_combined_20_numbers" style:display-name="Hierarchical - combined numbers">
      <text:list-level-style-number text:level="1" text:style-name="Numbering_20_Symbols" style:num-prefix=" " style:num-suffix=" " style:num-format="1">
        <style:list-level-properties text:space-before="6.35mm" text:min-label-width="6.35mm" text:min-label-distance="1.27mm"/>
      </text:list-level-style-number>
      <text:list-level-style-number text:level="2" text:style-name="Numbering_20_Symbols" style:num-prefix=" " style:num-suffix=" " style:num-format="1" text:display-levels="2">
        <style:list-level-properties text:space-before="12.7mm" text:min-label-width="6.35mm" text:min-label-distance="1.27mm"/>
      </text:list-level-style-number>
      <text:list-level-style-number text:level="3" text:style-name="Numbering_20_Symbols" style:num-prefix=" " style:num-suffix=" " style:num-format="1" text:display-levels="3">
        <style:list-level-properties text:space-before="19.05mm" text:min-label-width="6.35mm" text:min-label-distance="1.27mm"/>
      </text:list-level-style-number>
      <text:list-level-style-number text:level="4" text:style-name="Numbering_20_Symbols" style:num-prefix=" " style:num-suffix=" " style:num-format="1" text:display-levels="4">
        <style:list-level-properties text:space-before="25.4mm" text:min-label-width="6.35mm" text:min-label-distance="1.27mm"/>
      </text:list-level-style-number>
      <text:list-level-style-number text:level="5" text:style-name="Numbering_20_Symbols" style:num-prefix=" " style:num-suffix=" " style:num-format="1" text:display-levels="5">
        <style:list-level-properties text:space-before="31.75mm" text:min-label-width="6.35mm" text:min-label-distance="1.27mm"/>
      </text:list-level-style-number>
      <text:list-level-style-number text:level="6" text:style-name="Numbering_20_Symbols" style:num-prefix=" " style:num-suffix=" " style:num-format="1" text:display-levels="6">
        <style:list-level-properties text:space-before="38.1mm" text:min-label-width="6.35mm" text:min-label-distance="1.27mm"/>
      </text:list-level-style-number>
      <text:list-level-style-number text:level="7" text:style-name="Numbering_20_Symbols" style:num-prefix=" " style:num-suffix=" " style:num-format="1" text:display-levels="7">
        <style:list-level-properties text:space-before="44.45mm" text:min-label-width="6.35mm" text:min-label-distance="1.27mm"/>
      </text:list-level-style-number>
      <text:list-level-style-number text:level="8" text:style-name="Numbering_20_Symbols" style:num-prefix=" " style:num-suffix=" " style:num-format="1" text:display-levels="8">
        <style:list-level-properties text:space-before="50.8mm" text:min-label-width="6.35mm" text:min-label-distance="1.27mm"/>
      </text:list-level-style-number>
      <text:list-level-style-number text:level="9" text:style-name="Numbering_20_Symbols" style:num-prefix=" " style:num-suffix=" " style:num-format="1" text:display-levels="9">
        <style:list-level-properties text:space-before="57.15mm" text:min-label-width="6.35mm" text:min-label-distance="1.27m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3.5mm" text:min-label-width="6.35mm" text:min-label-distance="1.27mm"/>
      </text:list-level-style-number>
    </text:list-style>
    <text:list-style style:name="Bullets_20_-_20_round" style:display-name="Bullets - round">
      <text:list-level-style-bullet text:level="1" text:style-name="Bullet_20_Symbols" text:bullet-char="•">
        <style:list-level-properties text:space-before="6.35mm" text:min-label-width="5.08mm"/>
        <style:text-properties style:font-name="StarSymbol"/>
      </text:list-level-style-bullet>
      <text:list-level-style-bullet text:level="2" text:style-name="Bullet_20_Symbols" text:bullet-char="•">
        <style:list-level-properties text:space-before="12.7mm" text:min-label-width="5.08mm"/>
        <style:text-properties style:font-name="StarSymbol"/>
      </text:list-level-style-bullet>
      <text:list-level-style-bullet text:level="3" text:style-name="Bullet_20_Symbols" text:bullet-char="•">
        <style:list-level-properties text:space-before="19.05mm" text:min-label-width="5.08mm"/>
        <style:text-properties style:font-name="StarSymbol"/>
      </text:list-level-style-bullet>
      <text:list-level-style-bullet text:level="4" text:style-name="Bullet_20_Symbols" text:bullet-char="•">
        <style:list-level-properties text:space-before="25.4mm" text:min-label-width="5.08mm"/>
        <style:text-properties style:font-name="StarSymbol"/>
      </text:list-level-style-bullet>
      <text:list-level-style-bullet text:level="5" text:style-name="Bullet_20_Symbols" text:bullet-char="•">
        <style:list-level-properties text:space-before="31.75mm" text:min-label-width="5.08mm"/>
        <style:text-properties style:font-name="StarSymbol"/>
      </text:list-level-style-bullet>
      <text:list-level-style-bullet text:level="6" text:style-name="Bullet_20_Symbols" text:bullet-char="•">
        <style:list-level-properties text:space-before="38.1mm" text:min-label-width="5.08mm"/>
        <style:text-properties style:font-name="StarSymbol"/>
      </text:list-level-style-bullet>
      <text:list-level-style-bullet text:level="7" text:style-name="Bullet_20_Symbols" text:bullet-char="•">
        <style:list-level-properties text:space-before="44.45mm" text:min-label-width="5.08mm"/>
        <style:text-properties style:font-name="StarSymbol"/>
      </text:list-level-style-bullet>
      <text:list-level-style-bullet text:level="8" text:style-name="Bullet_20_Symbols" text:bullet-char="•">
        <style:list-level-properties text:space-before="50.8mm" text:min-label-width="5.08mm"/>
        <style:text-properties style:font-name="StarSymbol"/>
      </text:list-level-style-bullet>
      <text:list-level-style-bullet text:level="9" text:style-name="Bullet_20_Symbols" text:bullet-char="•">
        <style:list-level-properties text:space-before="57.15mm" text:min-label-width="5.08mm"/>
        <style:text-properties style:font-name="StarSymbol"/>
      </text:list-level-style-bullet>
      <text:list-level-style-bullet text:level="10" text:style-name="Bullet_20_Symbols" text:bullet-char="•">
        <style:list-level-properties text:space-before="63.5mm" text:min-label-width="5.08mm"/>
        <style:text-properties style:font-name="StarSymbol"/>
      </text:list-level-style-bullet>
    </text:list-style>
    <text:list-style style:name="Bullets_20_-_20_diamonds" style:display-name="Bullets - diamonds">
      <text:list-level-style-bullet text:level="1" text:style-name="Bullet_20_Symbols" text:bullet-char="">
        <style:list-level-properties text:space-before="5.08mm" text:min-label-width="5.08mm"/>
        <style:text-properties style:font-name="StarSymbol"/>
      </text:list-level-style-bullet>
      <text:list-level-style-bullet text:level="2" text:style-name="Bullet_20_Symbols" text:bullet-char="">
        <style:list-level-properties text:space-before="10.16mm" text:min-label-width="5.08mm"/>
        <style:text-properties style:font-name="StarSymbol"/>
      </text:list-level-style-bullet>
      <text:list-level-style-bullet text:level="3" text:style-name="Bullet_20_Symbols" text:bullet-char="">
        <style:list-level-properties text:space-before="15.24mm" text:min-label-width="5.08mm"/>
        <style:text-properties style:font-name="StarSymbol"/>
      </text:list-level-style-bullet>
      <text:list-level-style-bullet text:level="4" text:style-name="Bullet_20_Symbols" text:bullet-char="">
        <style:list-level-properties text:space-before="20.32mm" text:min-label-width="5.08mm"/>
        <style:text-properties style:font-name="StarSymbol"/>
      </text:list-level-style-bullet>
      <text:list-level-style-bullet text:level="5" text:style-name="Bullet_20_Symbols" text:bullet-char="">
        <style:list-level-properties text:space-before="25.4mm" text:min-label-width="5.08mm"/>
        <style:text-properties style:font-name="StarSymbol"/>
      </text:list-level-style-bullet>
      <text:list-level-style-bullet text:level="6" text:style-name="Bullet_20_Symbols" text:bullet-char="">
        <style:list-level-properties text:space-before="30.48mm" text:min-label-width="5.08mm"/>
        <style:text-properties style:font-name="StarSymbol"/>
      </text:list-level-style-bullet>
      <text:list-level-style-bullet text:level="7" text:style-name="Bullet_20_Symbols" text:bullet-char="">
        <style:list-level-properties text:space-before="35.56mm" text:min-label-width="5.08mm"/>
        <style:text-properties style:font-name="StarSymbol"/>
      </text:list-level-style-bullet>
      <text:list-level-style-bullet text:level="8" text:style-name="Bullet_20_Symbols" text:bullet-char="">
        <style:list-level-properties text:space-before="40.64mm" text:min-label-width="5.08mm"/>
        <style:text-properties style:font-name="StarSymbol"/>
      </text:list-level-style-bullet>
      <text:list-level-style-bullet text:level="9" text:style-name="Bullet_20_Symbols" text:bullet-char="">
        <style:list-level-properties text:space-before="45.72mm" text:min-label-width="5.08mm"/>
        <style:text-properties style:font-name="StarSymbol"/>
      </text:list-level-style-bullet>
      <text:list-level-style-bullet text:level="10" text:style-name="Bullet_20_Symbols" text:bullet-char="">
        <style:list-level-properties text:space-before="50.8mm" text:min-label-width="5.08mm"/>
        <style:text-properties style:font-name="StarSymbol"/>
      </text:list-level-style-bullet>
    </text:list-style>
    <text:list-style style:name="Hierarchical_20_-_20_1_2c__20_a_2c__20_i_2c__20_etc." style:display-name="Hierarchical - 1, a, i, etc.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space" fo:text-indent="-2.54mm" fo:margin-left="12.7m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center">
          <style:list-level-label-alignment text:label-followed-by="space" fo:text-indent="-2.54mm" fo:margin-left="17.78m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center">
          <style:list-level-label-alignment text:label-followed-by="space" fo:text-indent="-2.54mm" fo:margin-left="22.86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 fo:text-align="center">
          <style:list-level-label-alignment text:label-followed-by="space" fo:text-indent="-2.54mm" fo:margin-left="27.94m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center">
          <style:list-level-label-alignment text:label-followed-by="space" fo:text-indent="-2.54mm" fo:margin-left="33.02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center">
          <style:list-level-label-alignment text:label-followed-by="space" fo:text-indent="-2.54mm" fo:margin-left="38.1m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 fo:text-align="center">
          <style:list-level-label-alignment text:label-followed-by="space" fo:text-indent="-2.54mm" fo:margin-left="43.18m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center">
          <style:list-level-label-alignment text:label-followed-by="space" fo:text-indent="-2.54mm" fo:margin-left="48.26m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 fo:text-align="center">
          <style:list-level-label-alignment text:label-followed-by="space" fo:text-indent="-2.54mm" fo:margin-left="53.34m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center">
          <style:list-level-label-alignment text:label-followed-by="space" fo:text-indent="-2.54mm" fo:margin-left="58.42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19.05mm" fo:margin-bottom="19.05mm" fo:margin-left="19.05mm" fo:margin-right="19.05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19.05mm" fo:margin-bottom="19.05mm" fo:margin-left="19.05mm" fo:margin-right="19.05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79.4mm" fo:page-height="215.9mm" style:num-format="1" style:print-orientation="landscape" fo:margin-top="12.7mm" fo:margin-bottom="12.7mm" fo:margin-left="12.7mm" fo:margin-right="12.7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5.9mm" fo:page-height="279.4mm" style:num-format="1" style:print-orientation="portrait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9.4mm" fo:page-height="215.9mm" style:num-format="1" style:print-orientation="landscape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5.9mm" fo:page-height="279.4mm" style:num-format="1" style:print-orientation="portrait" fo:margin-top="10mm" fo:margin-bottom="10mm" fo:margin-left="1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andscape_20_1_2f_2_22__20_margins" style:display-name="Landscape 1/2&quot; margins" style:page-layout-name="Mpm3"/>
    <style:master-page style:name="Portrait_20_1_2f_2_22__20_margins" style:display-name="Portrait 1/2&quot; margins" style:page-layout-name="Mpm4"/>
    <style:master-page style:name="Landscape" style:page-layout-name="Mpm5"/>
    <style:master-page style:name="Normal_5f_draw1" style:display-name="Normal_draw1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5T14:37:52.449443191</meta:creation-date>
    <meta:editing-cycles>1</meta:editing-cycles>
    <meta:editing-duration>P0D</meta:editing-duration>
    <meta:generator>LibreOffice/4.2.7.2$Linux_x86 LibreOffice_project/420m0$Build-2</meta:generator>
    <meta:document-statistic meta:table-count="3" meta:image-count="8" meta:object-count="4" meta:page-count="13" meta:paragraph-count="291" meta:word-count="3172" meta:character-count="17754" meta:non-whitespace-character-count="14428"/>
    <meta:user-defined meta:name="Info 1"/>
    <meta:user-defined meta:name="Info 2"/>
    <meta:user-defined meta:name="Info 3"/>
    <meta:user-defined meta:name="Info 4"/>
    <meta:template xlink:type="simple" xlink:actuate="onRequest" xlink:title="Normal" xlink:href="../../p/doc/templates_open_office/Normal.ott" meta:date="2010-11-30T13:06:41"/>
  </office:meta>
</office:document-meta>
</file>

<file path=Object 1/content.xml><?xml version="1.0" encoding="utf-8"?>
<math xmlns="http://www.w3.org/1998/Math/MathML">
  <semantics>
    <mrow>
      <mtext>[</mtext>
      <mn>0,</mn>
      <mi/>
      <mn>1</mn>
      <mtext>)</mtext>
    </mrow>
    <annotation encoding="StarMath 5.0">"["0, `1")"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20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684cm" svg:y1="5.064cm" svg:x2="12.563cm" svg:y2="5.064cm">
          <text:p/>
        </draw:line>
        <draw:g>
          <draw:line draw:style-name="Waveform" draw:layer="layout" svg:x1="3.579cm" svg:y1="5.064cm" svg:x2="4.778cm" svg:y2="2.418cm">
            <text:p/>
          </draw:line>
          <draw:line draw:style-name="Waveform" draw:layer="layout" svg:x1="4.778cm" svg:y1="2.418cm" svg:x2="7.31cm" svg:y2="2.418cm">
            <text:p/>
          </draw:line>
          <draw:line draw:style-name="Waveform" draw:layer="layout" svg:x1="7.31cm" svg:y1="2.418cm" svg:x2="10.869cm" svg:y2="5.064cm">
            <text:p/>
          </draw:line>
        </draw:g>
        <draw:line draw:style-name="Dashed" draw:layer="layout" svg:x1="4.778cm" svg:y1="2.418cm" svg:x2="4.778cm" svg:y2="5.064cm">
          <text:p/>
        </draw:line>
        <draw:line draw:style-name="Dashed" draw:layer="layout" svg:x1="7.31cm" svg:y1="2.418cm" svg:x2="7.31cm" svg:y2="5.064cm">
          <text:p/>
        </draw:line>
        <draw:frame draw:style-name="gr2" draw:layer="layout" svg:width="0.571cm" svg:height="0.437cm" svg:x="3.298cm" svg:y="5.168cm">
          <draw:text-box>
            <text:p>0</text:p>
          </draw:text-box>
        </draw:frame>
        <draw:frame draw:style-name="gr2" draw:layer="layout" svg:width="0.571cm" svg:height="0.437cm" svg:x="4.499cm" svg:y="5.169cm">
          <draw:text-box>
            <text:p>1</text:p>
          </draw:text-box>
        </draw:frame>
        <draw:frame draw:style-name="gr2" draw:layer="layout" svg:width="0.571cm" svg:height="0.437cm" svg:x="7.038cm" svg:y="5.17cm">
          <draw:text-box>
            <text:p>3</text:p>
          </draw:text-box>
        </draw:frame>
        <draw:frame draw:style-name="gr2" draw:layer="layout" svg:width="0.571cm" svg:height="0.437cm" svg:x="10.558cm" svg:y="5.171cm">
          <draw:text-box>
            <text:p>6</text:p>
          </draw:text-box>
        </draw:frame>
        <draw:line draw:style-name="Dashed" draw:layer="layout" svg:x1="4.588cm" svg:y1="2.418cm" svg:x2="2.76cm" svg:y2="2.418cm">
          <text:p/>
        </draw:line>
        <draw:frame draw:style-name="gr2" draw:layer="layout" svg:width="0.828cm" svg:height="0.437cm" svg:x="1.799cm" svg:y="2.207cm">
          <draw:text-box>
            <text:p>17.6</text:p>
          </draw:text-box>
        </draw:frame>
        <draw:line draw:style-name="Waveform" draw:layer="layout" svg:x1="10.879cm" svg:y1="5.064cm" svg:x2="12.078cm" svg:y2="5.064cm">
          <text:p/>
        </draw:line>
        <draw:frame draw:style-name="gr2" draw:layer="layout" svg:width="0.571cm" svg:height="0.437cm" svg:x="11.759cm" svg:y="5.172cm">
          <draw:text-box>
            <text:p>7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 draw:line-distance="0.8cm" draw:guide-overhang="0.2cm" draw:guide-distance="0.1cm" draw:start-guide="0cm" draw:end-guide="0cm" draw:measure-align="automatic" draw:measure-vertical-align="automatic" draw:unit="automatic" draw:show-unit="false" draw:placing="above" draw:parallel="false" draw:decimal-places="2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Lucida Sans Unicode'" style:font-family-generic-asian="system" style:font-pitch-asian="variable" style:font-size-asian="18pt" style:language-asian="zh" style:country-asian="CN" style:font-style-asian="normal" style:font-weight-asian="normal" style:font-family-complex="Ari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Waveform" style:family="graphic" style:parent-style-name="standard">
      <style:graphic-properties draw:stroke="solid" draw:stroke-dash="Dash_20_2" svg:stroke-width="0.051cm" svg:stroke-color="#800080" draw:marker-start-width="0.381cm" draw:marker-start-center="false" draw:marker-end-width="0.38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Waveform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Lucida Sans Unicode'" style:font-family-generic-asian="system" style:font-pitch-asian="variable" style:font-size-asian="18pt" style:language-asian="zh" style:country-asian="CN" style:font-style-asian="normal" style:font-weight-asian="normal" style:font-family-complex="Ari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ashed" style:family="graphic" style:parent-style-name="standard">
      <style:graphic-properties draw:stroke="dash" draw:stroke-dash="Fine_20_Dashed_20__28_var_29_" draw:textarea-horizontal-align="center" draw:textarea-vertical-align="middle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497cm"/>
    </style:style>
    <style:style style:name="gr3" style:family="graphic" style:parent-style-name="objectwithoutfill">
      <style:graphic-properties svg:stroke-width="0.076cm" svg:stroke-color="#800080" draw:marker-start-width="0.406cm" draw:marker-end-width="0.406cm" draw:fill="none" draw:textarea-horizontal-align="center" draw:textarea-vertical-align="middle" fo:padding-top="0.012cm" fo:padding-bottom="0.012cm" fo:padding-left="0.012cm" fo:padding-right="0.012cm"/>
    </style:style>
    <style:style style:name="gr4" style:family="graphic" style:parent-style-name="standard">
      <style:graphic-properties svg:stroke-width="0.076cm" svg:stroke-color="#800080" draw:marker-start-width="0.406cm" draw:marker-end-width="0.406cm" draw:textarea-horizontal-align="center" draw:textarea-vertical-align="middle" fo:padding-top="0.012cm" fo:padding-bottom="0.012cm" fo:padding-left="0.012cm" fo:padding-right="0.01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02cm" svg:y1="3.374cm" svg:x2="2.102cm" svg:y2="7.575cm">
          <text:p/>
        </draw:line>
        <draw:line draw:style-name="gr1" draw:text-style-name="P1" draw:layer="layout" svg:x1="2.102cm" svg:y1="7.575cm" svg:x2="11.451cm" svg:y2="7.575cm">
          <text:p/>
        </draw:line>
        <draw:g>
          <draw:g>
            <draw:line draw:style-name="gr1" draw:layer="layout" svg:x1="3.947cm" svg:y1="7.575cm" svg:x2="3.947cm" svg:y2="7.453cm">
              <text:p/>
            </draw:line>
          </draw:g>
          <draw:g>
            <draw:line draw:style-name="gr1" draw:layer="layout" svg:x1="5.748cm" svg:y1="7.575cm" svg:x2="5.748cm" svg:y2="7.453cm">
              <text:p/>
            </draw:line>
          </draw:g>
          <draw:g>
            <draw:line draw:style-name="gr1" draw:layer="layout" svg:x1="7.649cm" svg:y1="7.575cm" svg:x2="7.649cm" svg:y2="7.453cm">
              <text:p/>
            </draw:line>
          </draw:g>
          <draw:g>
            <draw:line draw:style-name="gr1" draw:layer="layout" svg:x1="9.55cm" svg:y1="7.575cm" svg:x2="9.55cm" svg:y2="7.453cm">
              <text:p/>
            </draw:line>
          </draw:g>
          <draw:g>
            <draw:line draw:style-name="gr1" draw:layer="layout" svg:x1="11.451cm" svg:y1="7.575cm" svg:x2="11.451cm" svg:y2="7.453cm">
              <text:p/>
            </draw:line>
          </draw:g>
        </draw:g>
        <draw:frame draw:style-name="gr2" draw:layer="layout" svg:width="0.646cm" svg:height="0.497cm" svg:x="1.356cm" svg:y="7.322cm">
          <draw:text-box>
            <text:p>0</text:p>
          </draw:text-box>
        </draw:frame>
        <draw:frame draw:style-name="gr2" draw:layer="layout" svg:width="0.646cm" svg:height="0.497cm" svg:x="1.356cm" svg:y="3.523cm">
          <draw:text-box>
            <text:p>1</text:p>
          </draw:text-box>
        </draw:frame>
        <draw:frame draw:style-name="gr2" draw:layer="layout" svg:width="0.646cm" svg:height="0.497cm" svg:x="1.856cm" svg:y="7.723cm">
          <draw:text-box>
            <text:p>0</text:p>
          </draw:text-box>
        </draw:frame>
        <draw:frame draw:style-name="gr2" draw:layer="layout" svg:width="0.646cm" svg:height="0.497cm" svg:x="3.656cm" svg:y="7.724cm">
          <draw:text-box>
            <text:p>0.2</text:p>
          </draw:text-box>
        </draw:frame>
        <draw:frame draw:style-name="gr2" draw:layer="layout" svg:width="0.646cm" svg:height="0.497cm" svg:x="5.456cm" svg:y="7.725cm">
          <draw:text-box>
            <text:p>0.4</text:p>
          </draw:text-box>
        </draw:frame>
        <draw:frame draw:style-name="gr2" draw:layer="layout" svg:width="0.646cm" svg:height="0.497cm" svg:x="7.356cm" svg:y="7.726cm">
          <draw:text-box>
            <text:p>0.6</text:p>
          </draw:text-box>
        </draw:frame>
        <draw:frame draw:style-name="gr2" draw:layer="layout" svg:width="0.646cm" svg:height="0.497cm" svg:x="9.256cm" svg:y="7.727cm">
          <draw:text-box>
            <text:p>0.8</text:p>
          </draw:text-box>
        </draw:frame>
        <draw:frame draw:style-name="gr2" draw:layer="layout" svg:width="0.646cm" svg:height="0.497cm" svg:x="11.156cm" svg:y="7.728cm">
          <draw:text-box>
            <text:p>1</text:p>
          </draw:text-box>
        </draw:frame>
        <draw:g>
          <draw:polyline draw:style-name="gr3" draw:layer="layout" svg:width="3.869cm" svg:height="8.429cm" draw:transform="rotate (1.5707963267946) translate (3.021cm 7.5750000000075cm)" svg:viewBox="0 0 3870 8430" draw:points="0,6042 3870,6042 3870,9592 0,9592 0,11620 3870,11620 3870,14472 0,14472">
            <text:p/>
          </draw:polyline>
          <draw:line draw:style-name="gr4" draw:layer="layout" svg:x1="3.021cm" svg:y1="7.575cm" svg:x2="2.102cm" svg:y2="7.575cm">
            <text:p/>
          </draw:line>
        </draw:g>
        <draw:line draw:style-name="gr1" draw:layer="layout" svg:x1="2.271cm" svg:y1="3.705cm" svg:x2="2.002cm" svg:y2="3.705cm">
          <text:p/>
        </draw:lin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99ccff" draw:fill-gradient-name="Gradient_20_7" draw:fill-hatch-name="Hatch_20_1" draw:fill-image-name="Bitmape_20_1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math xmlns="http://www.w3.org/1998/Math/MathML">
  <semantics>
    <mrow>
      <mtext>[</mtext>
      <mn>0,</mn>
      <mi/>
      <mn>1</mn>
      <mtext>)</mtext>
    </mrow>
    <annotation encoding="StarMath 5.0">"["0, `1")"</annotation>
  </semantics>
</math>
</file>